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" style:family="table">
      <style:table-properties style:width="5.0215in" fo:margin-left="0.0007in" fo:margin-top="0in" fo:margin-bottom="0in" fo:break-before="column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" style:family="table">
      <style:table-properties style:width="5.0764in" fo:margin-left="-0.0521in" table:align="left" style:writing-mode="lr-tb"/>
    </style:style>
    <style:style style:name="Table7.A" style:family="table-column">
      <style:table-column-properties style:column-width="0.541in"/>
    </style:style>
    <style:style style:name="Table7.B" style:family="table-column">
      <style:table-column-properties style:column-width="0.5049in"/>
    </style:style>
    <style:style style:name="Table7.C" style:family="table-column">
      <style:table-column-properties style:column-width="2.8549in"/>
    </style:style>
    <style:style style:name="Table7.D" style:family="table-column">
      <style:table-column-properties style:column-width="0.3938in"/>
    </style:style>
    <style:style style:name="Table7.E" style:family="table-column">
      <style:table-column-properties style:column-width="0.7819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3" style:family="table-row">
      <style:table-row-properties style:min-row-height="0.2722in" fo:keep-together="auto"/>
    </style:style>
    <style:style style:name="Table4.4" style:family="table-row">
      <style:table-row-properties style:min-row-height="0.2729in"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4" style:family="table-row">
      <style:table-row-properties style:min-row-height="0.1563in" fo:keep-together="always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style:font-name="Courier New" fo:font-size="11pt" style:font-size-asian="11pt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11pt" style:font-size-asian="11pt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b639e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135ec1" style:font-name-asian="Arial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135ec1" style:font-name-asian="Arial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135ec1" style:font-name-asian="Arial" style:font-size-asian="7pt" style:font-name-complex="Times New Roman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135ec1" style:font-name-asian="Arial" style:font-size-asian="7pt" style:font-name-complex="Times New Roman" style:font-size-complex="7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135ec1" style:font-name-asian="Arial" style:font-size-asian="7pt" style:font-name-complex="Times New Roman" style:font-size-complex="7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14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bfa4e" officeooo:paragraph-rsid="00135ec1" style:font-name-asian="Arial" style:font-size-asian="7pt" style:font-name-complex="Times New Roman" style:font-size-complex="7pt"/>
    </style:style>
    <style:style style:name="P15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135ec1" style:font-name-asian="Arial" style:font-size-asian="8pt" style:font-name-complex="Times New Roman" style:font-size-complex="8pt"/>
    </style:style>
    <style:style style:name="P16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135ec1" style:font-size-asian="7pt" style:font-size-complex="7pt"/>
    </style:style>
    <style:style style:name="P17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9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0" style:family="paragraph" style:parent-style-name="Standard">
      <style:paragraph-properties fo:margin-left="0in" fo:margin-right="0.0874in" fo:text-indent="0in" style:auto-text-indent="false"/>
      <style:text-properties style:font-name="Courier New" fo:font-size="11pt" style:font-size-asian="11pt"/>
    </style:style>
    <style:style style:name="P21" style:family="paragraph" style:parent-style-name="Standard">
      <style:paragraph-properties fo:margin-left="0in" fo:margin-right="0.0874in" fo:text-indent="0in" style:auto-text-indent="false"/>
      <style:text-properties fo:font-size="12pt" style:font-size-asian="12pt"/>
    </style:style>
    <style:style style:name="P22" style:family="paragraph" style:parent-style-name="Standard">
      <style:paragraph-properties fo:margin-left="1.5752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.5in" fo:margin-right="0in" fo:text-indent="0.5in" style:auto-text-indent="false"/>
    </style:style>
    <style:style style:name="P25" style:family="paragraph" style:parent-style-name="Standard">
      <style:paragraph-properties fo:margin-left="0in" fo:margin-right="0in" fo:text-indent="0.3937in" style:auto-text-indent="false"/>
      <style:text-properties style:font-name="Courier New" fo:font-size="11pt" style:font-size-asian="11pt"/>
    </style:style>
    <style:style style:name="P26" style:family="paragraph" style:parent-style-name="Title">
      <style:paragraph-properties fo:break-before="column"/>
    </style:style>
    <style:style style:name="P27" style:family="paragraph" style:parent-style-name="Standard">
      <style:paragraph-properties fo:text-align="center" style:justify-single-word="false" fo:break-before="column"/>
      <style:text-properties fo:font-size="12pt" fo:font-weight="bold" style:font-size-asian="12pt" style:font-weight-asian="bold"/>
    </style:style>
    <style:style style:name="P28" style:family="paragraph" style:parent-style-name="Text_20_body">
      <style:paragraph-properties fo:line-height="100%" fo:break-before="column"/>
    </style:style>
    <style:style style:name="P29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30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31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32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33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</style:style>
    <style:style style:name="P34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35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6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style:font-size-asian="12pt"/>
    </style:style>
    <style:style style:name="P39" style:family="paragraph" style:parent-style-name="Text_20_body">
      <style:paragraph-properties fo:margin-left="0in" fo:margin-right="0.0866in" fo:text-indent="0in" style:auto-text-indent="false"/>
      <style:text-properties fo:font-size="12pt" officeooo:paragraph-rsid="0026c6c4" style:font-size-asian="12pt"/>
    </style:style>
    <style:style style:name="P40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1" style:family="paragraph" style:parent-style-name="Text_20_body">
      <style:paragraph-properties fo:margin-left="0in" fo:margin-right="0.0866in" fo:text-align="center" style:justify-single-word="false" fo:text-indent="0in" style:auto-text-indent="false"/>
    </style:style>
    <style:style style:name="P4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style:font-size-asian="12pt"/>
    </style:style>
    <style:style style:name="P4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45d4f" officeooo:paragraph-rsid="000b3b24" style:font-name-asian="Arial" style:font-size-asian="9pt" style:font-name-complex="Times New Roman" style:font-size-complex="9pt"/>
    </style:style>
    <style:style style:name="P4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43df" officeooo:paragraph-rsid="000b3b24" style:font-name-asian="Arial" style:font-size-asian="9pt" style:font-name-complex="Times New Roman" style:font-size-complex="9pt"/>
    </style:style>
    <style:style style:name="P4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9365" officeooo:paragraph-rsid="000b3b24" style:font-name-asian="Arial" style:font-size-asian="9pt" style:font-name-complex="Times New Roman" style:font-size-complex="9pt"/>
    </style:style>
    <style:style style:name="P4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a1dcf" officeooo:paragraph-rsid="000b3b24" style:font-name-asian="Arial" style:font-size-asian="9pt" style:font-name-complex="Times New Roman" style:font-size-complex="9pt"/>
    </style:style>
    <style:style style:name="P4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8a546" officeooo:paragraph-rsid="000b3b24" style:font-name-asian="Arial" style:font-size-asian="9pt" style:font-name-complex="Times New Roman" style:font-size-complex="9pt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e5bfe" style:font-name-asian="Arial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e5bfe" style:font-name-asian="Arial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1e5bfe" style:font-name-asian="Arial" style:font-size-asian="9pt" style:font-name-complex="Times New Roman"/>
    </style:style>
    <style:style style:name="P5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1e5bfe" style:font-name-asian="Arial" style:font-size-asian="9pt" style:font-name-complex="Times New Roman"/>
    </style:style>
    <style:style style:name="P5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20a197" style:font-name-asian="Arial" style:font-size-asian="9pt" style:font-name-complex="Times New Roman"/>
    </style:style>
    <style:style style:name="P5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244eea" style:font-name-asian="Arial" style:font-size-asian="9pt" style:font-name-complex="Times New Roman"/>
    </style:style>
    <style:style style:name="P5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2941bc" style:font-name-asian="Arial" style:font-size-asian="9pt" style:font-name-complex="Times New Roman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" style:font-size-asian="9pt" style:font-name-complex="Times New Roman" style:font-size-complex="9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" style:font-size-asian="9pt" style:font-name-complex="Times New Roman" style:font-size-complex="9pt"/>
    </style:style>
    <style:style style:name="P5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" style:font-size-asian="9pt" style:font-name-complex="Times New Roman" style:font-size-complex="9pt"/>
    </style:style>
    <style:style style:name="P58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" style:font-size-asian="9pt" style:font-name-complex="Times New Roman" style:font-size-complex="9pt"/>
    </style:style>
    <style:style style:name="P59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" style:font-size-asian="9pt" style:font-name-complex="Times New Roman" style:font-size-complex="9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" style:font-size-asian="7pt" style:font-name-complex="Times New Roman" style:font-size-complex="7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" style:font-size-asian="7pt" style:font-name-complex="Times New Roman" style:font-size-complex="7pt"/>
    </style:style>
    <style:style style:name="P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" style:font-size-asian="7pt" style:font-name-complex="Times New Roman" style:font-size-complex="7pt"/>
    </style:style>
    <style:style style:name="P6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" style:font-size-asian="7pt" style:font-name-complex="Times New Roman" style:font-size-complex="7pt"/>
    </style:style>
    <style:style style:name="P6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" style:font-size-asian="8pt" style:font-name-complex="Times New Roman" style:font-size-complex="8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6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68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7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size-asian="8pt" style:font-size-complex="8pt"/>
    </style:style>
    <style:style style:name="P7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2941bc" style:font-size-asian="8pt" style:font-size-complex="8pt"/>
    </style:style>
    <style:style style:name="P7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name-asian="Arial" style:font-size-asian="8pt" style:font-name-complex="Times New Roman" style:font-size-complex="8pt"/>
    </style:style>
    <style:style style:name="P7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1e5bfe" style:font-name-asian="Arial" style:font-size-asian="8pt" style:font-name-complex="Times New Roman" style:font-size-complex="8pt"/>
    </style:style>
    <style:style style:name="P7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1e5bfe" style:font-name-asian="Arial" style:font-size-asian="8pt" style:font-name-complex="Times New Roman" style:font-size-complex="8pt"/>
    </style:style>
    <style:style style:name="P7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2941bc" style:font-name-asian="Arial" style:font-size-asian="8pt" style:font-name-complex="Times New Roman" style:font-size-complex="8pt"/>
    </style:style>
    <style:style style:name="P7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1e5bfe" style:font-size-asian="8pt" style:font-size-complex="8pt"/>
    </style:style>
    <style:style style:name="P7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2941bc" style:font-name-asian="Arial" style:font-size-asian="8pt" style:font-name-complex="Times New Roman" style:font-size-complex="8pt"/>
    </style:style>
    <style:style style:name="P7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2941bc" style:font-name-asian="Arial" style:font-size-asian="8pt" style:font-name-complex="Times New Roman" style:font-size-complex="8pt"/>
    </style:style>
    <style:style style:name="P80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81" style:family="paragraph" style:parent-style-name="Heading_20_9">
      <style:text-properties style:font-name="Times New Roman1" fo:font-size="12pt" style:font-size-asian="12pt" style:font-size-complex="12pt"/>
    </style:style>
    <style:style style:name="P82" style:family="paragraph" style:parent-style-name="Title">
      <style:text-properties style:font-name="Times New Roman" fo:font-size="10pt" fo:font-weight="normal" style:letter-kerning="false" style:font-size-asian="10pt" style:font-weight-asian="normal" style:font-size-complex="10pt" style:font-weight-complex="normal"/>
    </style:style>
    <style:style style:name="P83" style:family="paragraph" style:parent-style-name="Title">
      <style:text-properties style:font-name="Times New Roman" fo:font-size="10pt" fo:font-weight="normal" officeooo:paragraph-rsid="002b639e" style:letter-kerning="false" style:font-size-asian="10pt" style:font-weight-asian="normal" style:font-size-complex="10pt" style:font-weight-complex="normal"/>
    </style:style>
    <style:style style:name="P84" style:family="paragraph" style:parent-style-name="Title">
      <style:paragraph-properties fo:margin-left="0.1972in" fo:margin-right="0in" fo:text-indent="0.1972in" style:auto-text-indent="false" fo:break-before="page"/>
    </style:style>
    <style:style style:name="P85" style:family="paragraph" style:parent-style-name="Heading_20_1">
      <style:paragraph-properties fo:margin-left="2.5in" fo:margin-right="0.4425in" fo:text-align="center" style:justify-single-word="false" fo:text-indent="0.5in" style:auto-text-indent="false"/>
    </style:style>
    <style:style style:name="P86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P87" style:family="paragraph" style:parent-style-name="Text_20_body">
      <style:paragraph-properties fo:line-height="100%"/>
      <style:text-properties fo:font-size="8pt" style:font-size-asian="8pt"/>
    </style:style>
    <style:style style:name="P88" style:family="paragraph" style:parent-style-name="Text_20_body">
      <style:paragraph-properties fo:line-height="100%" fo:text-align="center" style:justify-single-word="false"/>
      <style:text-properties fo:font-size="8pt" style:font-size-asian="8pt"/>
    </style:style>
    <style:style style:name="P89" style:family="paragraph" style:parent-style-name="Text_20_body">
      <style:paragraph-properties fo:line-height="100%"/>
      <style:text-properties fo:font-size="8pt" officeooo:rsid="001c8352" officeooo:paragraph-rsid="001c8352" style:font-size-asian="8pt" style:font-size-complex="8pt"/>
    </style:style>
    <style:style style:name="P90" style:family="paragraph" style:parent-style-name="Text_20_body">
      <style:paragraph-properties fo:line-height="100%"/>
    </style:style>
    <style:style style:name="P91" style:family="paragraph" style:parent-style-name="Text_20_body">
      <style:paragraph-properties fo:line-height="100%" fo:text-align="end" style:justify-single-word="false"/>
    </style:style>
    <style:style style:name="P92" style:family="paragraph" style:parent-style-name="Text_20_body">
      <style:paragraph-properties fo:line-height="100%" fo:text-align="start" style:justify-single-word="false"/>
    </style:style>
    <style:style style:name="P93" style:family="paragraph" style:parent-style-name="Text_20_body">
      <style:paragraph-properties fo:line-height="100%" fo:text-align="center" style:justify-single-word="false"/>
    </style:style>
    <style:style style:name="P94" style:family="paragraph" style:parent-style-name="Text_20_body">
      <style:paragraph-properties fo:line-height="100%" fo:text-align="center" style:justify-single-word="false"/>
      <style:text-properties officeooo:paragraph-rsid="002b639e"/>
    </style:style>
    <style:style style:name="P95" style:family="paragraph" style:parent-style-name="Text_20_body">
      <style:paragraph-properties fo:line-height="100%"/>
      <style:text-properties officeooo:paragraph-rsid="0012bb2d"/>
    </style:style>
    <style:style style:name="P96" style:family="paragraph" style:parent-style-name="Text_20_body">
      <style:text-properties fo:font-size="12pt" style:font-size-asian="12pt"/>
    </style:style>
    <style:style style:name="P97" style:family="paragraph" style:parent-style-name="Text_20_body">
      <style:paragraph-properties fo:line-height="100%" fo:text-align="center" style:justify-single-word="false"/>
      <style:text-properties fo:font-size="12pt" style:font-size-asian="12pt"/>
    </style:style>
    <style:style style:name="P98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99" style:family="paragraph" style:parent-style-name="Text_20_body">
      <style:paragraph-properties fo:line-height="130%"/>
      <style:text-properties fo:font-size="12pt" style:font-size-asian="12pt"/>
    </style:style>
    <style:style style:name="P100" style:family="paragraph" style:parent-style-name="Text_20_body">
      <style:paragraph-properties fo:line-height="130%" fo:text-align="start" style:justify-single-word="false"/>
      <style:text-properties fo:font-size="12pt" style:font-size-asian="12pt"/>
    </style:style>
    <style:style style:name="P101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02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29bdef" style:font-size-asian="12pt"/>
    </style:style>
    <style:style style:name="P103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4" style:family="paragraph" style:parent-style-name="Text_20_body">
      <style:paragraph-properties fo:line-height="100%" fo:text-align="center" style:justify-single-word="false"/>
      <style:text-properties fo:font-weight="bold" style:font-weight-asian="bold"/>
    </style:style>
    <style:style style:name="P105" style:family="paragraph" style:parent-style-name="Text_20_body">
      <style:paragraph-properties fo:line-height="100%"/>
      <style:text-properties officeooo:rsid="0010e208" officeooo:paragraph-rsid="0010e208"/>
    </style:style>
    <style:style style:name="P106" style:family="paragraph" style:parent-style-name="Text_20_body">
      <style:paragraph-properties fo:line-height="100%" fo:text-align="center" style:justify-single-word="false"/>
      <style:text-properties officeooo:rsid="0010e208" officeooo:paragraph-rsid="0010e208"/>
    </style:style>
    <style:style style:name="P107" style:family="paragraph" style:parent-style-name="Text_20_body">
      <style:paragraph-properties fo:line-height="100%" fo:text-align="center" style:justify-single-word="false"/>
      <style:text-properties officeooo:rsid="0010e208" officeooo:paragraph-rsid="0029bdef"/>
    </style:style>
    <style:style style:name="P108" style:family="paragraph" style:parent-style-name="Text_20_body">
      <style:paragraph-properties fo:line-height="100%"/>
      <style:text-properties officeooo:rsid="0010e208" officeooo:paragraph-rsid="0029bdef"/>
    </style:style>
    <style:style style:name="P109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135ec1" style:font-size-asian="7pt" style:font-size-complex="7pt"/>
    </style:style>
    <style:style style:name="P110" style:family="paragraph" style:parent-style-name="Text_20_body">
      <style:paragraph-properties fo:line-height="100%"/>
      <style:text-properties fo:font-size="7pt" officeooo:rsid="0014e4a8" officeooo:paragraph-rsid="0014e4a8" style:font-size-asian="7pt" style:font-size-complex="7pt"/>
    </style:style>
    <style:style style:name="P111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4e4a8" style:font-size-asian="7pt" style:font-size-complex="7pt"/>
    </style:style>
    <style:style style:name="P112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7e854" style:font-size-asian="7pt" style:font-size-complex="7pt"/>
    </style:style>
    <style:style style:name="P113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17e854" style:font-size-asian="7pt" style:font-size-complex="7pt"/>
    </style:style>
    <style:style style:name="P114" style:family="paragraph" style:parent-style-name="Text_20_body">
      <style:paragraph-properties fo:line-height="100%"/>
      <style:text-properties fo:font-size="11pt" style:font-size-asian="11pt"/>
    </style:style>
    <style:style style:name="P115" style:family="paragraph" style:parent-style-name="Text_20_body">
      <style:paragraph-properties fo:line-height="100%" fo:text-align="center" style:justify-single-word="false"/>
      <style:text-properties fo:font-size="11pt" style:font-size-asian="11pt"/>
    </style:style>
    <style:style style:name="P116" style:family="paragraph" style:parent-style-name="Text_20_body">
      <style:paragraph-properties fo:line-height="100%" fo:text-align="center" style:justify-single-word="false"/>
      <style:text-properties fo:font-size="9pt" style:font-size-asian="9pt"/>
    </style:style>
    <style:style style:name="P117" style:family="paragraph" style:parent-style-name="Text_20_body">
      <style:paragraph-properties fo:line-height="100%" fo:text-align="center" style:justify-single-word="false"/>
      <style:text-properties fo:font-size="9pt" officeooo:paragraph-rsid="002b639e" style:font-size-asian="9pt"/>
    </style:style>
    <style:style style:name="P118" style:family="paragraph" style:parent-style-name="Text_20_body">
      <style:paragraph-properties fo:line-height="100%" fo:text-align="center" style:justify-single-word="false"/>
      <style:text-properties officeooo:rsid="0029bdef" officeooo:paragraph-rsid="0029bdef"/>
    </style:style>
    <style:style style:name="P119" style:family="paragraph" style:parent-style-name="Text_20_body">
      <style:paragraph-properties fo:line-height="100%"/>
      <style:text-properties officeooo:rsid="0029bdef" officeooo:paragraph-rsid="0029bdef"/>
    </style:style>
    <style:style style:name="P120" style:family="paragraph" style:parent-style-name="Text_20_body">
      <style:paragraph-properties fo:margin-left="0in" fo:margin-right="0in" fo:line-height="100%" fo:text-indent="0in" style:auto-text-indent="false"/>
      <style:text-properties fo:font-size="8pt" style:font-size-asian="8pt"/>
    </style:style>
    <style:style style:name="P12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2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2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2b639e"/>
    </style:style>
    <style:style style:name="P12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style:font-size-asian="9pt"/>
    </style:style>
    <style:style style:name="P12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2b639e" style:font-size-asian="9pt"/>
    </style:style>
    <style:style style:name="P126" style:family="paragraph" style:parent-style-name="Title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27" style:family="paragraph" style:parent-style-name="Text_20_body">
      <style:paragraph-properties fo:margin-left="0in" fo:margin-right="0.0874in" fo:line-height="100%" fo:text-indent="0.1972in" style:auto-text-indent="false"/>
    </style:style>
    <style:style style:name="P128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</style:style>
    <style:style style:name="P129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/>
    </style:style>
    <style:style style:name="P130" style:family="paragraph" style:parent-style-name="Text_20_body">
      <style:paragraph-properties fo:margin-left="0in" fo:margin-right="0.0874in" fo:text-indent="0.1972in" style:auto-text-indent="false"/>
      <style:text-properties fo:font-size="12pt" style:font-size-asian="12pt"/>
    </style:style>
    <style:style style:name="P131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12pt" style:font-size-asian="12pt"/>
    </style:style>
    <style:style style:name="P132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33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8pt" style:font-size-asian="8pt"/>
    </style:style>
    <style:style style:name="P134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12pt" style:font-size-asian="12pt"/>
    </style:style>
    <style:style style:name="P135" style:family="paragraph" style:parent-style-name="Text_20_body">
      <style:paragraph-properties fo:margin-left="0in" fo:margin-right="0.4811in" fo:line-height="100%" fo:text-indent="0in" style:auto-text-indent="false"/>
    </style:style>
    <style:style style:name="P136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137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</style:style>
    <style:style style:name="P138" style:family="paragraph" style:parent-style-name="Text_20_body">
      <style:paragraph-properties fo:margin-left="0in" fo:margin-right="0.3445in" fo:line-height="100%" fo:text-indent="0in" style:auto-text-indent="false"/>
      <style:text-properties fo:font-size="8pt" style:font-size-asian="8pt"/>
    </style:style>
    <style:style style:name="P139" style:family="paragraph" style:parent-style-name="Text_20_body">
      <style:paragraph-properties fo:margin-left="0.1972in" fo:margin-right="0.0874in" fo:line-height="100%" fo:text-indent="0.1972in" style:auto-text-indent="false"/>
    </style:style>
    <style:style style:name="P140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style:font-size-asian="12pt"/>
    </style:style>
    <style:style style:name="P141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42" style:family="paragraph" style:parent-style-name="Text_20_body">
      <style:paragraph-properties fo:line-height="100%" fo:text-align="center" style:justify-single-word="false" fo:break-before="page"/>
      <style:text-properties fo:font-size="12pt" fo:font-weight="bold" style:font-size-asian="12pt" style:font-weight-asian="bold"/>
    </style:style>
    <style:style style:name="P143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style:font-size-asian="11pt"/>
    </style:style>
    <style:style style:name="P144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style:font-size-asian="12pt"/>
    </style:style>
    <style:style style:name="P145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46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47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 fo:break-before="column"/>
      <style:text-properties fo:font-size="12pt" style:font-size-asian="12pt"/>
    </style:style>
    <style:style style:name="P148" style:family="paragraph" style:parent-style-name="Text_20_body">
      <style:paragraph-properties fo:margin-left="0in" fo:margin-right="0.0866in" fo:text-indent="0.1972in" style:auto-text-indent="false"/>
      <style:text-properties fo:font-size="12pt" style:font-size-asian="12pt"/>
    </style:style>
    <style:style style:name="P149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style:font-size-asian="12pt"/>
    </style:style>
    <style:style style:name="P150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style:font-size-asian="8pt"/>
    </style:style>
    <style:style style:name="P151" style:family="paragraph" style:parent-style-name="Text_20_body">
      <style:paragraph-properties fo:margin-left="0.3945in" fo:margin-right="0.0866in" fo:text-indent="0.1972in" style:auto-text-indent="false"/>
      <style:text-properties fo:font-size="12pt" style:font-size-asian="12pt"/>
    </style:style>
    <style:style style:name="P152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style:font-size-asian="12pt"/>
    </style:style>
    <style:style style:name="P153" style:family="paragraph" style:parent-style-name="Text_20_body">
      <style:paragraph-properties fo:margin-left="0.1972in" fo:margin-right="0.0866in" fo:text-indent="0.1972in" style:auto-text-indent="false"/>
      <style:text-properties fo:font-size="8pt" style:font-size-asian="8pt"/>
    </style:style>
    <style:style style:name="P154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199452" style:font-size-asian="8pt" style:font-size-complex="8pt"/>
    </style:style>
    <style:style style:name="P155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style:font-size-asian="12pt"/>
    </style:style>
    <style:style style:name="P156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style:font-size-asian="12pt"/>
    </style:style>
    <style:style style:name="P157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style:font-size-asian="12pt"/>
    </style:style>
    <style:style style:name="P158" style:family="paragraph" style:parent-style-name="Text_20_body">
      <style:paragraph-properties fo:margin-left="0in" fo:margin-right="0.3425in" fo:text-indent="0in" style:auto-text-indent="false"/>
      <style:text-properties fo:font-size="12pt" style:font-size-asian="12pt"/>
    </style:style>
    <style:style style:name="P159" style:family="paragraph" style:parent-style-name="Heading_20_6">
      <style:text-properties fo:font-size="16pt" style:font-size-asian="16pt" style:font-size-complex="16pt"/>
    </style:style>
    <style:style style:name="P160" style:family="paragraph" style:parent-style-name="Heading_20_2">
      <style:text-properties fo:font-size="11pt" style:font-size-asian="11pt"/>
    </style:style>
    <style:style style:name="P161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62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63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64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/>
    </style:style>
    <style:style style:name="P165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2b639e" style:font-size-asian="12pt" style:font-weight-asian="normal" style:font-size-complex="12pt"/>
    </style:style>
    <style:style style:name="P16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167" style:family="paragraph" style:parent-style-name="Standard" style:master-page-name="Converted6">
      <style:paragraph-properties fo:text-align="justify" style:justify-single-word="false" style:page-number="auto"/>
    </style:style>
    <style:style style:name="P168" style:family="paragraph" style:parent-style-name="Standard">
      <style:paragraph-properties fo:line-height="100%"/>
      <style:text-properties style:font-name="Symbol" fo:font-size="12pt" fo:font-weight="bold" officeooo:rsid="002b639e" officeooo:paragraph-rsid="002b639e" style:font-size-asian="12pt" style:font-weight-asian="bold"/>
    </style:style>
    <style:style style:name="P169" style:family="paragraph" style:parent-style-name="Standard">
      <style:paragraph-properties fo:text-align="justify" style:justify-single-word="false"/>
      <style:text-properties officeooo:paragraph-rsid="002f1e4e"/>
    </style:style>
    <style:style style:name="P170" style:family="paragraph" style:parent-style-name="Standard">
      <style:paragraph-properties fo:text-align="justify" style:justify-single-word="false"/>
      <style:text-properties officeooo:rsid="002f1e4e" officeooo:paragraph-rsid="002f1e4e"/>
    </style:style>
    <style:style style:name="P1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2ebc29"/>
    </style:style>
    <style:style style:name="P172" style:family="paragraph" style:parent-style-name="Text_20_body" style:list-style-name="WWNum2">
      <style:paragraph-properties fo:line-height="100%"/>
      <style:text-properties fo:font-size="12pt" style:font-size-asian="12pt"/>
    </style:style>
    <style:style style:name="P173" style:family="paragraph" style:parent-style-name="Text_20_body">
      <style:paragraph-properties fo:line-height="100%"/>
      <style:text-properties style:font-name="Symbol" fo:font-size="12pt" fo:font-weight="bold" style:font-size-asian="12pt" style:font-weight-asian="bold"/>
    </style:style>
    <style:style style:name="P174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2b2889" style:font-size-asian="12pt" style:font-weight-asian="normal" style:font-weight-complex="normal"/>
    </style:style>
    <style:style style:name="P175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324b22" style:font-size-asian="12pt" style:font-weight-asian="normal" style:font-weight-complex="normal"/>
    </style:style>
    <style:style style:name="P176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32ad25" style:font-size-asian="12pt" style:font-weight-asian="normal" style:font-weight-complex="normal"/>
    </style:style>
    <style:style style:name="P177" style:family="paragraph" style:parent-style-name="Text_20_body">
      <style:paragraph-properties fo:line-height="100%"/>
      <style:text-properties style:font-name="Times New Roman1" fo:font-size="12pt" fo:font-weight="normal" officeooo:rsid="0032ad25" officeooo:paragraph-rsid="0032ad25" style:font-size-asian="12pt" style:font-weight-asian="normal" style:font-weight-complex="normal"/>
    </style:style>
    <style:style style:name="P178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2a512f" style:font-size-asian="10pt" style:font-weight-asian="normal" style:font-size-complex="10pt" style:font-weight-complex="normal"/>
    </style:style>
    <style:style style:name="P179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2b2889" style:font-size-asian="10pt" style:font-weight-asian="normal" style:font-size-complex="10pt" style:font-weight-complex="normal"/>
    </style:style>
    <style:style style:name="P180" style:family="paragraph" style:parent-style-name="Text_20_body">
      <style:paragraph-properties fo:line-height="100%"/>
      <style:text-properties style:font-name="Times New Roman1" fo:font-size="10pt" fo:font-weight="normal" officeooo:paragraph-rsid="002b2889" style:font-size-asian="10pt" style:font-weight-asian="normal" style:font-size-complex="10pt" style:font-weight-complex="normal"/>
    </style:style>
    <style:style style:name="P181" style:family="paragraph" style:parent-style-name="Text_20_body">
      <style:paragraph-properties fo:line-height="100%"/>
      <style:text-properties style:font-name="Times New Roman1" fo:font-size="10pt" fo:font-weight="normal" officeooo:rsid="00324b22" officeooo:paragraph-rsid="00324b22" style:font-size-asian="10pt" style:font-weight-asian="normal" style:font-size-complex="10pt" style:font-weight-complex="normal"/>
    </style:style>
    <style:style style:name="P182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2a512f" style:font-size-asian="10pt" style:font-weight-asian="normal" style:font-weight-complex="normal"/>
    </style:style>
    <style:style style:name="P183" style:family="paragraph" style:parent-style-name="Text_20_body">
      <style:paragraph-properties fo:line-height="100%" fo:text-align="center" style:justify-single-word="false"/>
      <style:text-properties officeooo:rsid="002ebc29" officeooo:paragraph-rsid="002ebc29"/>
    </style:style>
    <style:style style:name="P184" style:family="paragraph" style:parent-style-name="Text_20_body">
      <style:paragraph-properties fo:line-height="100%" fo:text-align="center" style:justify-single-word="false"/>
      <style:text-properties officeooo:rsid="002f1e4e" officeooo:paragraph-rsid="002f1e4e"/>
    </style:style>
    <style:style style:name="P185" style:family="paragraph" style:parent-style-name="Text_20_body">
      <style:paragraph-properties fo:line-height="100%" fo:text-align="center" style:justify-single-word="false"/>
      <style:text-properties officeooo:rsid="0030a931" officeooo:paragraph-rsid="0030a931"/>
    </style:style>
    <style:style style:name="P186" style:family="paragraph" style:parent-style-name="Text_20_body">
      <style:paragraph-properties fo:line-height="100%" fo:text-align="center" style:justify-single-word="false"/>
      <style:text-properties officeooo:paragraph-rsid="002b639e"/>
    </style:style>
    <style:style style:name="P187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188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189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style:font-size-asian="12pt"/>
    </style:style>
    <style:style style:name="P190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2e0fe6" style:font-size-asian="12pt"/>
    </style:style>
    <style:style style:name="P19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2ebc29"/>
    </style:style>
    <style:style style:name="P19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2f1e4e"/>
    </style:style>
    <style:style style:name="P193" style:family="paragraph" style:parent-style-name="footnote_20_text" style:master-page-name="Converted2">
      <style:paragraph-properties fo:text-align="justify" style:justify-single-word="false" style:page-number="auto"/>
    </style:style>
    <style:style style:name="P194" style:family="paragraph" style:parent-style-name="footnote_20_text" style:master-page-name="Converted4">
      <style:paragraph-properties fo:text-align="justify" style:justify-single-word="false" style:page-number="auto"/>
    </style:style>
    <style:style style:name="P195" style:family="paragraph" style:parent-style-name="footnote_20_text" style:master-page-name="Converted8">
      <style:paragraph-properties style:page-number="auto"/>
    </style:style>
    <style:style style:name="P196" style:family="paragraph" style:parent-style-name="footnote_20_text" style:master-page-name="Converted10">
      <style:paragraph-properties style:page-number="auto"/>
    </style:style>
    <style:style style:name="P197" style:family="paragraph" style:parent-style-name="footnote_20_text" style:master-page-name="Converted12">
      <style:paragraph-properties fo:text-align="justify" style:justify-single-word="false" style:page-number="auto"/>
    </style:style>
    <style:style style:name="P198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9ade3" style:font-size-asian="12pt"/>
    </style:style>
    <style:style style:name="T3" style:family="text">
      <style:text-properties fo:font-size="12pt" officeooo:rsid="000b3b24" style:font-size-asian="12pt"/>
    </style:style>
    <style:style style:name="T4" style:family="text">
      <style:text-properties fo:font-size="12pt" officeooo:rsid="000f53aa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1" style:family="text">
      <style:text-properties fo:font-size="12pt" fo:font-style="italic" style:font-size-asian="12pt" style:font-style-asian="italic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 style:font-weight-complex="bold"/>
    </style:style>
    <style:style style:name="T14" style:family="text">
      <style:text-properties fo:font-weight="normal" officeooo:rsid="001e5bfe" style:font-weight-asian="normal"/>
    </style:style>
    <style:style style:name="T15" style:family="text">
      <style:text-properties fo:font-weight="normal" officeooo:rsid="002941bc" style:font-weight-asian="normal"/>
    </style:style>
    <style:style style:name="T16" style:family="text">
      <style:text-properties fo:font-weight="normal" officeooo:rsid="002e0fe6" style:font-weight-asian="normal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style:text-position="super 58%" fo:font-size="12pt" style:font-size-asian="12pt"/>
    </style:style>
    <style:style style:name="T19" style:family="text">
      <style:text-properties fo:font-size="8pt" style:font-size-asian="8pt"/>
    </style:style>
    <style:style style:name="T20" style:family="text">
      <style:text-properties fo:font-size="8pt" officeooo:rsid="000b3b24" style:font-size-asian="8pt"/>
    </style:style>
    <style:style style:name="T21" style:family="text">
      <style:text-properties style:font-name="Symbol"/>
    </style:style>
    <style:style style:name="T22" style:family="text">
      <style:text-properties style:font-name="Symbol" style:font-name-asian="Symbol1" style:font-name-complex="Symbol1"/>
    </style:style>
    <style:style style:name="T23" style:family="text">
      <style:text-properties style:font-name="Symbol" fo:font-size="8pt" style:font-size-asian="8pt"/>
    </style:style>
    <style:style style:name="T24" style:family="text">
      <style:text-properties style:font-name="Symbol" fo:font-size="8pt" style:font-name-asian="Symbol1" style:font-size-asian="8pt" style:font-name-complex="Symbol1" style:font-size-complex="8pt"/>
    </style:style>
    <style:style style:name="T25" style:family="text">
      <style:text-properties style:font-name="Symbol" fo:font-size="12pt" fo:font-weight="bold" style:font-size-asian="12pt" style:font-weight-asian="bold"/>
    </style:style>
    <style:style style:name="T26" style:family="text">
      <style:text-properties fo:font-size="9pt" style:font-size-asian="9pt"/>
    </style:style>
    <style:style style:name="T27" style:family="text">
      <style:text-properties fo:font-size="9pt" fo:language="en" fo:country="US" style:font-size-asian="9pt"/>
    </style:style>
    <style:style style:name="T28" style:family="text">
      <style:text-properties officeooo:rsid="0009ade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9ade3" style:font-weight-asian="bold" style:font-weight-complex="bold"/>
    </style:style>
    <style:style style:name="T31" style:family="text">
      <style:text-properties fo:font-weight="bold" officeooo:rsid="002e0fe6" style:font-weight-asian="bold" style:font-weight-complex="bold"/>
    </style:style>
    <style:style style:name="T32" style:family="text">
      <style:text-properties fo:font-weight="bold" officeooo:rsid="002f1e4e" style:font-weight-asian="bold" style:font-weight-complex="bold"/>
    </style:style>
    <style:style style:name="T33" style:family="text">
      <style:text-properties fo:font-weight="bold" officeooo:rsid="0030a931" style:font-weight-asian="bold" style:font-weight-complex="bold"/>
    </style:style>
    <style:style style:name="T34" style:family="text">
      <style:text-properties fo:font-weight="bold" officeooo:rsid="002b2889" style:font-weight-asian="bold" style:font-weight-complex="bold"/>
    </style:style>
    <style:style style:name="T35" style:family="text">
      <style:text-properties fo:font-weight="bold" officeooo:rsid="002b639e" style:font-weight-asian="bold" style:font-weight-complex="bold"/>
    </style:style>
    <style:style style:name="T36" style:family="text">
      <style:text-properties fo:font-weight="bold" officeooo:rsid="00324b22" style:font-weight-asian="bold" style:font-weight-complex="bold"/>
    </style:style>
    <style:style style:name="T37" style:family="text">
      <style:text-properties fo:font-weight="bold" style:font-weight-asian="bold" style:font-size-complex="10pt" style:font-weight-complex="bold"/>
    </style:style>
    <style:style style:name="T38" style:family="text">
      <style:text-properties officeooo:rsid="001a1dcf"/>
    </style:style>
    <style:style style:name="T39" style:family="text">
      <style:text-properties officeooo:rsid="00279cb6"/>
    </style:style>
    <style:style style:name="T40" style:family="text">
      <style:text-properties style:use-window-font-color="true" style:font-name="Times New Roman1" fo:font-size="7pt" style:font-size-asian="7pt" style:font-size-complex="7pt"/>
    </style:style>
    <style:style style:name="T41" style:family="text">
      <style:text-properties style:use-window-font-color="true" style:font-name="Times New Roman1" fo:font-size="7pt" officeooo:rsid="00117abc" style:font-size-asian="7pt" style:font-size-complex="7pt"/>
    </style:style>
    <style:style style:name="T42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officeooo:rsid="00135ec1"/>
    </style:style>
    <style:style style:name="T45" style:family="text">
      <style:text-properties officeooo:rsid="00177015"/>
    </style:style>
    <style:style style:name="T46" style:family="text">
      <style:text-properties fo:color="#000000" style:font-name="Times New Roman" fo:language="ru" fo:country="RU" officeooo:rsid="00145d4f" style:font-name-asian="Arial" style:font-name-complex="Times New Roman"/>
    </style:style>
    <style:style style:name="T47" style:family="text">
      <style:text-properties fo:color="#000000" officeooo:rsid="001bfa4e" style:font-name-asian="Arial" style:font-name-complex="Times New Roman"/>
    </style:style>
    <style:style style:name="T48" style:family="text">
      <style:text-properties officeooo:rsid="00159365"/>
    </style:style>
    <style:style style:name="T49" style:family="text">
      <style:text-properties officeooo:rsid="0018939d"/>
    </style:style>
    <style:style style:name="T50" style:family="text">
      <style:text-properties officeooo:rsid="00199452"/>
    </style:style>
    <style:style style:name="T51" style:family="text">
      <style:text-properties fo:font-variant="normal" fo:text-transform="none" fo:font-style="normal"/>
    </style:style>
    <style:style style:name="T52" style:family="text">
      <style:text-properties fo:font-variant="normal" fo:text-transform="none" fo:font-style="normal" officeooo:rsid="001bfa4e"/>
    </style:style>
    <style:style style:name="T53" style:family="text">
      <style:text-properties fo:font-variant="normal" fo:text-transform="none" fo:font-style="normal" officeooo:rsid="001fcb77"/>
    </style:style>
    <style:style style:name="T54" style:family="text">
      <style:text-properties fo:font-variant="normal" fo:text-transform="none" fo:font-style="normal" officeooo:rsid="001de082"/>
    </style:style>
    <style:style style:name="T55" style:family="text">
      <style:text-properties fo:font-variant="normal" fo:text-transform="none" fo:color="#000000" fo:font-style="normal" style:font-name-asian="Arial" style:font-name-complex="Times New Roman"/>
    </style:style>
    <style:style style:name="T56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57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58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" style:font-size-asian="8pt" style:font-name-complex="Times New Roman" style:font-size-complex="8pt"/>
    </style:style>
    <style:style style:name="T59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" style:font-size-asian="8pt" style:font-name-complex="Times New Roman" style:font-size-complex="8pt"/>
    </style:style>
    <style:style style:name="T60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61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62" style:family="text">
      <style:text-properties fo:font-variant="normal" fo:text-transform="none" fo:letter-spacing="normal" fo:font-style="normal" fo:font-weight="normal" officeooo:rsid="001f1d92" style:font-name-asian="Arial" style:font-name-complex="Times New Roman"/>
    </style:style>
    <style:style style:name="T63" style:family="text">
      <style:text-properties fo:font-variant="normal" fo:text-transform="none" fo:letter-spacing="normal" fo:font-style="normal" fo:font-weight="normal" officeooo:rsid="0021ed2a" style:font-name-asian="Arial" style:font-name-complex="Times New Roman"/>
    </style:style>
    <style:style style:name="T64" style:family="text">
      <style:text-properties fo:font-variant="normal" fo:text-transform="none" fo:letter-spacing="normal" fo:font-style="normal" fo:font-weight="normal" officeooo:rsid="002321e1" style:font-name-asian="Arial" style:font-name-complex="Times New Roman"/>
    </style:style>
    <style:style style:name="T65" style:family="text">
      <style:text-properties fo:font-variant="normal" fo:text-transform="none" fo:letter-spacing="normal" fo:font-style="normal" fo:font-weight="normal" officeooo:rsid="00278f54" style:font-name-asian="Arial" style:font-name-complex="Times New Roman"/>
    </style:style>
    <style:style style:name="T66" style:family="text">
      <style:text-properties fo:font-variant="normal" fo:text-transform="none" fo:letter-spacing="normal" fo:font-style="normal" fo:font-weight="normal" officeooo:rsid="00287776" style:font-name-asian="Arial" style:font-name-complex="Times New Roman"/>
    </style:style>
    <style:style style:name="T67" style:family="text">
      <style:text-properties fo:font-variant="normal" fo:text-transform="none" fo:letter-spacing="normal" fo:font-style="normal" fo:font-weight="normal" officeooo:rsid="00202246"/>
    </style:style>
    <style:style style:name="T68" style:family="text">
      <style:text-properties fo:font-variant="normal" fo:text-transform="none" fo:letter-spacing="normal" fo:font-style="normal" fo:font-weight="normal" officeooo:rsid="00221232"/>
    </style:style>
    <style:style style:name="T69" style:family="text">
      <style:text-properties fo:font-variant="normal" fo:text-transform="none" fo:letter-spacing="normal" fo:font-style="normal" fo:font-weight="normal" officeooo:rsid="0020a197"/>
    </style:style>
    <style:style style:name="T70" style:family="text">
      <style:text-properties fo:font-variant="normal" fo:text-transform="none" fo:letter-spacing="normal" fo:font-style="normal" fo:font-weight="normal" officeooo:rsid="0026c6c4"/>
    </style:style>
    <style:style style:name="T71" style:family="text">
      <style:text-properties fo:font-variant="normal" fo:text-transform="none" fo:letter-spacing="normal" fo:font-style="normal" fo:font-weight="bold" officeooo:rsid="001fcb77" style:font-name-asian="Arial" style:font-weight-asian="bold" style:font-name-complex="Times New Roman" style:font-weight-complex="bold"/>
    </style:style>
    <style:style style:name="T72" style:family="text">
      <style:text-properties officeooo:rsid="001de082"/>
    </style:style>
    <style:style style:name="T73" style:family="text">
      <style:text-properties officeooo:rsid="001fcb77" style:font-name-asian="Arial" style:font-name-complex="Times New Roman"/>
    </style:style>
    <style:style style:name="T74" style:family="text">
      <style:text-properties officeooo:rsid="00287efe"/>
    </style:style>
    <style:style style:name="T75" style:family="text">
      <style:text-properties officeooo:rsid="00244eea"/>
    </style:style>
    <style:style style:name="T76" style:family="text">
      <style:text-properties officeooo:rsid="002544ac"/>
    </style:style>
    <style:style style:name="T77" style:family="text">
      <style:text-properties officeooo:rsid="0026c6c4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line-through-style="solid" style:text-line-through-type="single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26c6c4" style:font-style-asian="italic" style:font-style-complex="italic"/>
    </style:style>
    <style:style style:name="T82" style:family="text">
      <style:text-properties fo:font-style="italic" officeooo:rsid="002e0fe6" style:font-style-asian="italic" style:font-style-complex="italic"/>
    </style:style>
    <style:style style:name="T83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84" style:family="text">
      <style:text-properties officeooo:rsid="002941bc"/>
    </style:style>
    <style:style style:name="T85" style:family="text">
      <style:text-properties officeooo:rsid="0029bdef"/>
    </style:style>
    <style:style style:name="T86" style:family="text">
      <style:text-properties officeooo:rsid="002b639e"/>
    </style:style>
    <style:style style:name="T87" style:family="text">
      <style:text-properties officeooo:rsid="002e0fe6"/>
    </style:style>
    <style:style style:name="T88" style:family="text">
      <style:text-properties officeooo:rsid="002f1e4e"/>
    </style:style>
    <style:style style:name="T89" style:family="text">
      <style:text-properties officeooo:rsid="0030a931"/>
    </style:style>
    <style:style style:name="T90" style:family="text">
      <style:text-properties officeooo:rsid="002b2889"/>
    </style:style>
    <style:style style:name="T91" style:family="text">
      <style:text-properties officeooo:rsid="0030d10d"/>
    </style:style>
    <style:style style:name="T92" style:family="text">
      <style:text-properties style:font-size-complex="10pt"/>
    </style:style>
    <style:style style:name="T93" style:family="text">
      <style:text-properties officeooo:rsid="0032ad25"/>
    </style:style>
    <style:style style:name="T94" style:family="text">
      <style:text-properties officeooo:rsid="00335b86"/>
    </style:style>
    <style:style style:name="Sect1" style:family="section">
      <style:section-properties text:dont-balance-text-columns="true" style:editable="false">
        <style:columns fo:column-count="2">
          <style:column style:rel-width="33068*" fo:start-indent="0in" fo:end-indent="0.3937in"/>
          <style:column style:rel-width="32467*" fo:start-indent="0.393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6"><text:bookmark text:name="_GoBack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59" text:outline-level="6">МАРШРУТНАЯ КНИЖКА № _______</text:h>
        <text:p text:style-name="P17"/>
        <text:h text:style-name="P159" text:outline-level="6">ТУРИСТСКОГО СПОРТИВНОГО ПОХОДА</text:h>
        <text:p text:style-name="P18"/>
        <text:p text:style-name="P18"/>
        <text:p text:style-name="P18"/>
        <text:p text:style-name="P18"/>
        <text:p text:style-name="P18"/>
        <text:p text:style-name="P18"/>
        <text:p text:style-name="P23">Маршрутная книжка, не заверенная штампом</text:p>
        <text:p text:style-name="P23">маршрутно – квалификационной комиссии,</text:p>
        <text:p text:style-name="P23">недействительна</text:p>
        <text:p text:style-name="P22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141">13. Отметка ПСС, дополнительные указания, замечания:</text:p>
        <text:p text:style-name="P2"/>
        <text:p text:style-name="P3"/>
        <text:p text:style-name="P143">Штамп ПСС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">14. Решение о зачете похода</text:p>
        <text:p text:style-name="P3"/>
        <text:p text:style-name="P24"><text:span text:style-name="T1">Поход оценен </text:span><text:span text:style-name="Strong"><text:span text:style-name="T13">________</text:span></text:span><text:span text:style-name="Strong"><text:span text:style-name="T17"> </text:span></text:span><text:span text:style-name="T1">категорией сложности.</text:span></text:p>
        <text:p text:style-name="P25"/>
        <text:p text:style-name="P24"><text:span text:style-name="T1">Справки выданы в количестве </text:span><text:span text:style-name="T9">___ </text:span><text:span text:style-name="T1"><text:s/>штук.</text:span></text:p>
        <text:p text:style-name="P3"/>
        <text:h text:style-name="Heading_20_8" text:outline-level="8">Председатель МКК _______________________</text:h>
        <text:h text:style-name="P85" text:outline-level="1">Подпись</text:h>
        <text:p text:style-name="P143">_____________________</text:p>
        <text:p text:style-name="P144">фамилия, И.,О.</text:p>
        <text:h text:style-name="P160" text:outline-level="2">Штамп МКК</text:h>
        <text:p text:style-name="P20"/>
        <text:p text:style-name="P21">«____»____________20___г.</text:p>
        <text:p text:style-name="P20"/>
        <text:p text:style-name="P27">1. Общие сведения</text:p>
        <text:p text:style-name="P19"/>
        <text:p text:style-name="P29"><text:span text:style-name="T1">Группа туристов </text:span><text:span text:style-name="T2">Горного Турклуба МГУ</text:span></text:p>
        <text:p text:style-name="P29"><text:span text:style-name="T1">в составе </text:span><text:span text:style-name="T10">10</text:span><text:span text:style-name="T1"> человек совершает с «</text:span><text:span text:style-name="T9">3</text:span><text:span text:style-name="T1">» </text:span><text:span text:style-name="T9">августа</text:span><text:span text:style-name="T1"> <text:s/>по «</text:span><text:span text:style-name="T9">17</text:span><text:span text:style-name="T1">» </text:span><text:span text:style-name="T9">августа 2019</text:span><text:span text:style-name="T1"> г. </text:span><text:span text:style-name="T9">горный</text:span><text:span text:style-name="T1"> поход </text:span><text:span text:style-name="T9">первой</text:span><text:span text:style-name="T11"> </text:span><text:span text:style-name="T1">категории сложности </text:span><text:span text:style-name="T2">с элементами 2к.с. </text:span><text:span text:style-name="T1">в районе </text:span><text:span text:style-name="T9">Приэльбрусье</text:span><text:span text:style-name="T11"> </text:span><text:span text:style-name="T1">по маршруту:</text:span></text:p>
        <text:p text:style-name="P31"><text:span text:style-name="T29">Нитка маршрута</text:span>: <text:span text:style-name="T76">пос. Верхний Баксан — дол. р. Кыртык — дол. р. Субаши — пер. </text:span>Джикаугенкез <text:span text:style-name="T76">(1А, 3552) — дол. р. Султан-Тары-Су — поляна Эммануэля — дол. р. Кызылкол — пер. Балк-Баши (1А, 3691) 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пер. Эхо Войны (1А, 3349) — поляна Азау — пос. Терскол</text:span></text:p>
        <text:p text:style-name="P30"/>
        <text:p text:style-name="P29"><text:span text:style-name="T1">Руководитель учреждения: </text:span><text:span text:style-name="T2">Зеленцов Д.Ю.</text:span><text:span text:style-name="T1"> ( <text:s text:c="31"/>)</text:span></text:p>
        <text:p text:style-name="P145">МП</text:p>
        <text:p text:style-name="P32"/>
        <text:h text:style-name="P81" text:outline-level="9">Руководитель группы <text:span text:style-name="T30">Вельтищев М.Н</text:span><text:span text:style-name="T28">.</text:span> тел. <text:span text:style-name="T30">+7(915)-068-61-86</text:span></text:h>
        <text:p text:style-name="P146">( Фамилия, И., О. )</text:p>
        <text:p text:style-name="P40"/>
        <text:p text:style-name="P34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21"/>
              <text:p text:style-name="P121"/>
              <text:p text:style-name="P121">№№</text:p>
              <text:p text:style-name="P121">п/п</text:p>
              <text:p text:style-name="P121"/>
              <text:p text:style-name="P120"/>
            </table:table-cell>
            <table:table-cell table:style-name="Table1.B1" office:value-type="string">
              <text:p text:style-name="P121"/>
              <text:p text:style-name="P121"/>
              <text:p text:style-name="P121">Фамилия, имя, отчество</text:p>
              <text:p text:style-name="P121"/>
              <text:p text:style-name="P121"/>
              <text:p text:style-name="P121"/>
            </table:table-cell>
            <table:table-cell table:style-name="Table1.B1" office:value-type="string">
              <text:p text:style-name="P121"/>
              <text:p text:style-name="P121"/>
              <text:p text:style-name="P122"><text:span text:style-name="T20">Дата</text:span><text:span text:style-name="T19"> </text:span></text:p>
              <text:p text:style-name="P121">рождения</text:p>
              <text:p text:style-name="P121"/>
              <text:p text:style-name="P121"/>
            </table:table-cell>
            <table:table-cell table:style-name="Table1.D1" office:value-type="string">
              <text:p text:style-name="P121"/>
              <text:p text:style-name="P121"/>
              <text:p text:style-name="P121">Место работы </text:p>
              <text:p text:style-name="P121">(должность, <text:s/>телефон.)</text:p>
              <text:p text:style-name="P121"/>
              <text:p text:style-name="P121"/>
            </table:table-cell>
          </table:table-row>
          <table:table-row table:style-name="Table1.1">
            <table:table-cell table:style-name="Table1.A1" office:value-type="string">
              <text:p text:style-name="P91">1</text:p>
            </table:table-cell>
            <table:table-cell table:style-name="Table1.B1" office:value-type="string">
              <text:p text:style-name="P69">Вельтищев Михаил Николаевич</text:p>
            </table:table-cell>
            <table:table-cell table:style-name="Table1.B1" office:value-type="string">
              <text:p text:style-name="P68">15.12.1984</text:p>
            </table:table-cell>
            <table:table-cell table:style-name="Table1.D1" office:value-type="string">
              <text:p text:style-name="P65">ООО “Яндекс.<text:span text:style-name="T38">Технологии</text:span>”, руководитель группы разработки</text:p>
            </table:table-cell>
          </table:table-row>
          <table:table-row table:style-name="Table1.1">
            <table:table-cell table:style-name="Table1.A1" office:value-type="string">
              <text:p text:style-name="P91">2</text:p>
            </table:table-cell>
            <table:table-cell table:style-name="Table1.B1" office:value-type="string">
              <text:p text:style-name="P65">Антипин Владимир Владимирович</text:p>
            </table:table-cell>
            <table:table-cell table:style-name="Table1.B1" office:value-type="string">
              <text:p text:style-name="P67">15.06.1994</text:p>
            </table:table-cell>
            <table:table-cell table:style-name="Table1.D1" office:value-type="string">
              <text:p text:style-name="P65">РГУ им. А.Н.Косыгина, студент</text:p>
            </table:table-cell>
          </table:table-row>
          <table:table-row table:style-name="Table1.1">
            <table:table-cell table:style-name="Table1.A1" office:value-type="string">
              <text:p text:style-name="P91">3</text:p>
            </table:table-cell>
            <table:table-cell table:style-name="Table1.B1" office:value-type="string">
              <text:p text:style-name="P66">Афонина Екатерина Михайловна</text:p>
            </table:table-cell>
            <table:table-cell table:style-name="Table1.B1" office:value-type="string">
              <text:p text:style-name="P55">04.10.1979</text:p>
            </table:table-cell>
            <table:table-cell table:style-name="Table1.D1" office:value-type="string">
              <text:p text:style-name="P60">ООО “<text:span text:style-name="T44">Рестораторс</text:span>”, <text:span text:style-name="T44">глав. </text:span>бухгалтер</text:p>
            </table:table-cell>
          </table:table-row>
          <table:table-row table:style-name="Table1.1">
            <table:table-cell table:style-name="Table1.A1" office:value-type="string">
              <text:p text:style-name="P91">4</text:p>
            </table:table-cell>
            <table:table-cell table:style-name="Table1.B1" office:value-type="string">
              <text:p text:style-name="P43">Дзебисашвили Анна Александровна</text:p>
            </table:table-cell>
            <table:table-cell table:style-name="Table1.B1" office:value-type="string">
              <text:p text:style-name="P56">24.03.1995</text:p>
            </table:table-cell>
            <table:table-cell table:style-name="Table1.D1" office:value-type="string">
              <text:p text:style-name="P61">РНИМУ им. Пирогова, студент</text:p>
            </table:table-cell>
          </table:table-row>
          <table:table-row table:style-name="Table1.1">
            <table:table-cell table:style-name="Table1.A1" office:value-type="string">
              <text:p text:style-name="P91">5</text:p>
            </table:table-cell>
            <table:table-cell table:style-name="Table1.B1" office:value-type="string">
              <text:p text:style-name="P44">Колотова Дарья Евгеньевна</text:p>
            </table:table-cell>
            <table:table-cell table:style-name="Table1.B1" office:value-type="string">
              <text:p text:style-name="P57">14.11.1995</text:p>
            </table:table-cell>
            <table:table-cell table:style-name="Table1.D1" office:value-type="string">
              <text:p text:style-name="P62">МГУ им. М.В.Ломоносова, Биологический ф-т, студент</text:p>
            </table:table-cell>
          </table:table-row>
          <table:table-row table:style-name="Table1.1">
            <table:table-cell table:style-name="Table1.A1" office:value-type="string">
              <text:p text:style-name="P91">6</text:p>
            </table:table-cell>
            <table:table-cell table:style-name="Table1.B1" office:value-type="string">
              <text:p text:style-name="P45">Миронова Екатерина Андреевна</text:p>
            </table:table-cell>
            <table:table-cell table:style-name="Table1.B1" office:value-type="string">
              <text:p text:style-name="P57">21.03.1999</text:p>
            </table:table-cell>
            <table:table-cell table:style-name="Table1.D1" office:value-type="string">
              <text:p text:style-name="P62">МГУ им. М.В.Ломоносова, ф-т биоинженерии и биоинформатики, студент</text:p>
            </table:table-cell>
          </table:table-row>
          <table:table-row table:style-name="Table1.1">
            <table:table-cell table:style-name="Table1.A1" office:value-type="string">
              <text:p text:style-name="P91">7</text:p>
            </table:table-cell>
            <table:table-cell table:style-name="Table1.B1" office:value-type="string">
              <text:p text:style-name="P45">Титченко Николай Андреевич</text:p>
            </table:table-cell>
            <table:table-cell table:style-name="Table1.B1" office:value-type="string">
              <text:p text:style-name="P57">22.09.1997</text:p>
            </table:table-cell>
            <table:table-cell table:style-name="Table1.D1" office:value-type="string">
              <text:p text:style-name="P62">РХТУ имени Д.И. Менделеева, студент</text:p>
            </table:table-cell>
          </table:table-row>
          <table:table-row table:style-name="Table1.1">
            <table:table-cell table:style-name="Table1.A1" office:value-type="string">
              <text:p text:style-name="P91">8</text:p>
            </table:table-cell>
            <table:table-cell table:style-name="Table1.B1" office:value-type="string">
              <text:p text:style-name="P46">Цимбалов Юрий Александрович</text:p>
            </table:table-cell>
            <table:table-cell table:style-name="Table1.B1" office:value-type="string">
              <text:p text:style-name="P58">15.12.1989</text:p>
            </table:table-cell>
            <table:table-cell table:style-name="Table1.D1" office:value-type="string">
              <text:p text:style-name="P63">Ц<text:span text:style-name="T39">ПМ</text:span>, специалист по учебно-методической работе</text:p>
            </table:table-cell>
          </table:table-row>
          <table:table-row table:style-name="Table1.1">
            <table:table-cell table:style-name="Table1.A1" office:value-type="string">
              <text:p text:style-name="P91">9</text:p>
            </table:table-cell>
            <table:table-cell table:style-name="Table1.B1" office:value-type="string">
              <text:p text:style-name="P47">Черемисина Светлана Валерьевна</text:p>
            </table:table-cell>
            <table:table-cell table:style-name="Table1.B1" office:value-type="string">
              <text:p text:style-name="P59">13.05.1984</text:p>
            </table:table-cell>
            <table:table-cell table:style-name="Table1.D1" office:value-type="string">
              <text:p text:style-name="P63">ООО "Яндекс.Технологии", специалист</text:p>
            </table:table-cell>
          </table:table-row>
          <table:table-row table:style-name="Table1.1">
            <table:table-cell table:style-name="Table1.A1" office:value-type="string">
              <text:p text:style-name="P91">10</text:p>
            </table:table-cell>
            <table:table-cell table:style-name="Table1.B1" office:value-type="string">
              <text:p text:style-name="P45">Янеева Юлия <text:span text:style-name="T38">Владимировна</text:span></text:p>
            </table:table-cell>
            <table:table-cell table:style-name="Table1.B1" office:value-type="string">
              <text:p text:style-name="P58">17.03.1983</text:p>
            </table:table-cell>
            <table:table-cell table:style-name="Table1.D1" office:value-type="string">
              <text:p text:style-name="P63">ФГУП МИА "Россия сегодня", старший инженер</text:p>
            </table:table-cell>
          </table:table-row>
        </table:table>
        <text:p text:style-name="P92"/>
        <text:p text:style-name="P127">Соответствие сведений о туристском и перевальном опыте руководителя и участников похода согласно справкам о зачете похода проверил<text:span text:style-name="T21"><text:note text:id="ftn1" text:note-class="footnote"><text:note-citation text:label=""></text:note-citation><text:note-body><text:p text:style-name="P193"><text:span text:style-name="footnote_20_reference"><text:span text:style-name="T22"></text:span></text:span><text:span text:style-name="T26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29"/>
        <text:p text:style-name="P128"><text:span text:style-name="T1">Член МКК _______________________ ( </text:span><text:span text:style-name="T3">Зеленцов Д.Ю. </text:span><text:span text:style-name="T1">)</text:span></text:p>
        <text:p text:style-name="P134">(подпись) <text:tab/><text:tab/><text:tab/><text:tab/><text:tab/><text:tab/><text:tab/><text:tab/> (Фамилия И.,О.)</text:p>
        <text:p text:style-name="P133"/>
        <text:p text:style-name="P147">Особые указания: <text:s/>_______________________________________</text:p>
        <text:p text:style-name="P37">__________________________________________________________</text:p>
        <text:p text:style-name="P37">__________________________________________________________</text:p>
        <text:p text:style-name="P37">__________________________________________________________</text:p>
        <text:p text:style-name="P131">Срок сдачи отчета о походе до «___» ________ 20___ г. в объеме</text:p>
        <text:p text:style-name="P100">__________________________________________________________</text:p>
        <text:p text:style-name="P131">Группа обязана направить сообщение по форме 6–Тур заказным</text:p>
        <text:p text:style-name="P99">письмом и явиться (не явиться) по адресу: _____________________</text:p>
        <text:p text:style-name="P99">__________________________________________________________</text:p>
        <text:p text:style-name="P86"/>
        <text:p text:style-name="P103">12. Контрольные пункты и сроки</text:p>
        <text:p text:style-name="P132">О прохождении маршрута группа должна сообщить:</text:p>
        <text:list xml:id="list6793283771741121129" text:style-name="WWNum1">
          <text:list-item>
            <text:p text:style-name="P187">__________________________ по <text:span text:style-name="T77">тел</text:span> ___________________</text:p>
          </text:list-item>
        </text:list>
        <text:p text:style-name="P36">__________________________________________________________</text:p>
        <text:list xml:id="list131403464765986" text:continue-numbering="true" text:style-name="WWNum1">
          <text:list-item>
            <text:p text:style-name="P187">__________________________ по <text:span text:style-name="T77">тел</text:span> ___________________</text:p>
          </text:list-item>
        </text:list>
        <text:p text:style-name="P37">__________________________________________________________</text:p>
        <text:p text:style-name="P37">__________________________________________________________</text:p>
        <text:p text:style-name="P37">из __________________________ до «___» ______________ 20___г.</text:p>
        <text:p text:style-name="P37">из __________________________ до «___» ______________ 20___г.</text:p>
        <text:p text:style-name="P37">из __________________________ до «___» ______________ 20___г.</text:p>
        <text:p text:style-name="P37"/>
        <text:p text:style-name="P98">Председатель комиссии ________________________</text:p>
        <text:p text:style-name="P135"><text:span text:style-name="T1">Штамп МКК</text:span><text:tab/><text:tab/><text:tab/><text:tab/><text:tab/><text:tab/><text:tab/><text:tab/><text:tab/><text:tab/><text:tab/><text:tab/><text:tab/><text:tab/><text:span text:style-name="T18">( подпись )</text:span></text:p>
        <text:p text:style-name="P101">Члены комиссии <text:tab/> <text:s text:c="4"/>________________________</text:p>
        <text:p text:style-name="P101">________________________</text:p>
        <text:p text:style-name="P101">________________________</text:p>
        <text:p text:style-name="P96">«___» _____________ 20___ г. <text:tab/><text:tab/><text:tab/> ________________________</text:p>
        <text:list xml:id="list5329317401009155845" text:style-name="WWNum5">
          <text:list-item>
            <text:p text:style-name="P188">Другие замечания:</text:p>
            <text:p text:style-name="P188">__________________________________________________________________________________________________</text:p>
          </text:list-item>
        </text:list>
        <text:p text:style-name="P35"><text:soft-page-break/>Группе <text:span text:style-name="T78">назначается</text:span> (<text:span text:style-name="T79">не назначается</text:span>) контрольная проверка на местности: <text:span text:style-name="T81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2">(когда, где, по каким вопросам)</text:p>
        <text:p text:style-name="P40">10. Результаты проверки на местности</text:p>
        <text:p text:style-name="P149">Группа в составе: руководитель __ <text:span text:style-name="T87">Вельтищев М. Н. _</text:span>__________</text:p>
        <text:p text:style-name="P150"><text:tab/><text:tab/><text:tab/><text:tab/><text:tab/><text:tab/><text:tab/><text:tab/><text:tab/><text:tab/><text:tab/><text:tab/><text:tab/><text:tab/>( Фамилия. И., О. )</text:p>
        <text:p text:style-name="P149">Участники <text:span text:style-name="T83">Дзебисашвили А. А., Колотова Д. Е., Миронова Е. А., Титченко Н. А., Черемисина С. В., Янеева Ю. В.</text:span><text:span text:style-name="T87"> ___________</text:span>______</text:p>
        <text:p text:style-name="P38">___________________________________________________________</text:p>
        <text:p text:style-name="P38">прошла проверку «<text:span text:style-name="T83">01</text:span>» <text:span text:style-name="T82">июня</text:span><text:span text:style-name="T80"> 20</text:span><text:span text:style-name="T82">19</text:span><text:span text:style-name="T87"> </text:span>г. <text:span text:style-name="T87">в </text:span><text:span text:style-name="T82">дер. Васильевское (известняковые карьеры Полушкино)</text:span><text:span text:style-name="T19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190">по следующим вопросам: <text:span text:style-name="T81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38"><text:tab/>Результаты проверки: <text:span text:style-name="T31">Пройдена</text:span><text:span text:style-name="T87"> (согласно протоколам, команда «</text:span><text:span text:style-name="T82">Вокруг Эльбруса</text:span><text:span text:style-name="T87">» заняла 3-е место по классу </text:span><text:span text:style-name="T31">Б</text:span><text:span text:style-name="T16">).</text:span></text:p>
        <text:p text:style-name="P151">Проверяющий __________________ (___________________)</text:p>
        <text:p text:style-name="P152">(подпись)<text:tab/><text:tab/><text:tab/><text:tab/><text:tab/><text:tab/>( Фамилия И.,, О. )</text:p>
        <text:p text:style-name="P40">11. Заключение маршрутно-квалификационной комиссии</text:p>
        <text:p text:style-name="P148">Группа под руководством __________ <text:span text:style-name="T82">Вельтищева М. Н.</text:span><text:span text:style-name="T87"> </text:span>_______</text:p>
        <text:p text:style-name="P153"><text:tab/><text:tab/><text:tab/><text:tab/><text:tab/><text:tab/><text:tab/><text:tab/><text:tab/><text:tab/><text:tab/><text:tab/><text:tab/><text:tab/>( Фамилия , И., О.,) </text:p>
        <text:p text:style-name="P39">имеет (не имеет) право совершить данный поход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88">Домашний адрес и телефон</text:p>
              </table:table-cell>
              <table:table-cell table:style-name="Table2.B1" office:value-type="string">
                <text:p text:style-name="P136"><text:span text:style-name="T19">Туристская подготовка</text:span><text:span text:style-name="T23"><text:note text:id="ftn2" text:note-class="footnote"><text:note-citation text:label=""></text:note-citation><text:note-body><text:p text:style-name="P194"><text:span text:style-name="footnote_20_reference"><text:span text:style-name="T22"></text:span></text:span><text:span text:style-name="T26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61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88">Перечислить походы по данному виду туризма (У – участником, Р – руководителем) с указанием районов и категории сложности</text:p>
              </table:table-cell>
              <table:table-cell table:style-name="Table2.B1" office:value-type="string">
                <text:p text:style-name="P88">Обязанности<text:line-break/>в группе</text:p>
              </table:table-cell>
              <table:table-cell table:style-name="Table2.D1" office:value-type="string">
                <text:p text:style-name="P137"><text:span text:style-name="T19">Роспись в знании Правил</text:span><text:span text:style-name="T23"><text:note text:id="ftn3" text:note-class="footnote"><text:note-citation text:label=""></text:note-citation><text:note-body><text:p text:style-name="P167"><text:span text:style-name="footnote_20_reference"><text:span text:style-name="T22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text:p text:style-name="P6"/></text:note-body></text:note></text:span><text:span text:style-name="footnote_20_reference"><text:span text:style-name="T24"></text:span></text:span></text:p>
              </table:table-cell>
            </table:table-row>
          </table:table-header-rows>
          <table:table-row table:style-name="Table2.1">
            <table:table-cell table:style-name="Table2.A1" office:value-type="string">
              <text:p text:style-name="P15"><text:span text:style-name="T40">Москва, Мичуринский пр-т, </text:span><text:span text:style-name="T42">Олимпийская</text:span><text:span text:style-name="T40"> дер., 18-130, </text:span><text:a xlink:type="simple" xlink:href="mailto:dichlofos-mv@yandex.ru" text:style-name="Internet_20_link" text:visited-style-name="Visited_20_Internet_20_Link"><text:span text:style-name="T43">dichlofos-mv@yandex.ru</text:span></text:a><text:span text:style-name="T41">, +79150686186</text:span></text:p>
            </table:table-cell>
            <table:table-cell table:style-name="Table2.B1" office:value-type="string">
              <text:p text:style-name="P8">3 <text:span text:style-name="T44">с эл. 4</text:span> ГУ (Памир), <text:span text:style-name="T44">2018, 2Б (пер. Дарапиоз)</text:span></text:p>
            </table:table-cell>
            <table:table-cell table:style-name="Table2.B1" office:value-type="string">
              <text:p text:style-name="P154">Руководитель, финансист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9">Ивановская обл., г. Шуя, ул. Свердлова 38А-112, antipin37@gmail.com, +79774930224</text:p>
            </table:table-cell>
            <table:table-cell table:style-name="Table2.B1" office:value-type="string">
              <text:p text:style-name="P9">1ГУ (Архыз), <text:span text:style-name="T44">2018</text:span></text:p>
            </table:table-cell>
            <table:table-cell table:style-name="Table2.B1" office:value-type="string">
              <text:p text:style-name="P89">Газовщик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6"><text:span text:style-name="T46">Москва, ул. Б.Косинская, 16к1-141, </text:span>+79169125096<text:span text:style-name="T46"> </text:span></text:p>
            </table:table-cell>
            <table:table-cell table:style-name="Table2.B1" office:value-type="string">
              <text:p text:style-name="P109">ПВД</text:p>
            </table:table-cell>
            <table:table-cell table:style-name="Table2.B1" office:value-type="string">
              <text:p text:style-name="P89">Бюрократ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0"><text:span text:style-name="T45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9">Медик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1"><text:span text:style-name="T45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48">+79152962743</text:span>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9">Снаряженец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2">Московская обл., г. Электросталь, б<text:span text:style-name="T50">ул </text:span>60-летия Победы, д. 4Б, кв. 4, mimiroha@mail.ru +79261776578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9">Завхоз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2"><text:span text:style-name="T49">Челябинская обл, гор. Озерск, ул. Бажова дом 22, кв.11, </text:span>nick220997@mail.ru +79772770868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9">Реммастер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3">Москва, ул. Люблинская, 124-85, yura.tsts@gmail.com, +79686122855</text:p>
            </table:table-cell>
            <table:table-cell table:style-name="Table2.B1" office:value-type="string">
              <text:p text:style-name="P112">4 ГУ (Памир), 2018,</text:p>
              <text:p text:style-name="P113">2Б (пер. 60-летия Октября)</text:p>
            </table:table-cell>
            <table:table-cell table:style-name="Table2.B1" office:value-type="string">
              <text:p text:style-name="P89">Зам. руководителя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64">МО. г.Химки, ул. Юннатов, 11-184, cheremisinasv@mail.ru, +79164265060</text:p>
            </table:table-cell>
            <table:table-cell table:style-name="Table2.B1" office:value-type="string">
              <text:p text:style-name="P110">ПВД</text:p>
            </table:table-cell>
            <table:table-cell table:style-name="Table2.B1" office:value-type="string">
              <text:p text:style-name="P89">Эколог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1">
            <table:table-cell table:style-name="Table2.A1" office:value-type="string">
              <text:p text:style-name="P14">Москва, ул. Маршала Савицкого, 28к1-117, blackmamba05@yandex.ru, +79151156762</text:p>
            </table:table-cell>
            <table:table-cell table:style-name="Table2.B1" office:value-type="string">
              <text:p text:style-name="P110">ПВД</text:p>
            </table:table-cell>
            <table:table-cell table:style-name="Table2.B1" office:value-type="string">
              <text:p text:style-name="P89">Хронометрист</text:p>
            </table:table-cell>
            <table:table-cell table:style-name="Table2.D1" office:value-type="string">
              <text:p text:style-name="P90"/>
            </table:table-cell>
          </table:table-row>
        </table:table>
        <text:p text:style-name="P33"><text:span text:style-name="T5">3.</text:span><text:span text:style-name="T7">1</text:span><text:span text:style-name="T5"> План похода (заявленный)</text:span><text:span text:style-name="T25"><text:note text:id="ftn4" text:note-class="footnote"><text:note-citation text:label=""></text:note-citation><text:note-body><text:p text:style-name="P195"><text:span text:style-name="footnote_20_reference"><text:span text:style-name="T22"></text:span></text:span><text:span text:style-name="T26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80">Даты</text:p>
            </table:table-cell>
            <table:table-cell table:style-name="Table7.A1" office:value-type="string">
              <text:p text:style-name="P70">Дни пути</text:p>
            </table:table-cell>
            <table:table-cell table:style-name="Table7.A1" office:value-type="string">
              <text:p text:style-name="P80">Участки маршрута</text:p>
            </table:table-cell>
            <table:table-cell table:style-name="Table7.A1" office:value-type="string">
              <text:p text:style-name="P80">Км</text:p>
            </table:table-cell>
            <table:table-cell table:style-name="Table7.E1" office:value-type="string">
              <text:p text:style-name="P70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8">03.08</text:p>
            </table:table-cell>
            <table:table-cell table:style-name="Table7.A2" office:value-type="string">
              <text:p text:style-name="P48">1</text:p>
            </table:table-cell>
            <table:table-cell table:style-name="Table7.A2" office:value-type="string">
              <text:p text:style-name="P77"><text:span text:style-name="T47">Пос. Баксан - </text:span><text:span text:style-name="T51">впадение р. Загулла </text:span><text:span text:style-name="T52">в р. Кыртык</text:span></text:p>
            </table:table-cell>
            <table:table-cell table:style-name="Table7.A2" office:value-type="string">
              <text:p text:style-name="P48">4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4.08</text:p>
            </table:table-cell>
            <table:table-cell table:style-name="Table7.A2" office:value-type="string">
              <text:p text:style-name="P48">2</text:p>
            </table:table-cell>
            <table:table-cell table:style-name="Table7.A2" office:value-type="string">
              <text:p text:style-name="P77"><text:span text:style-name="T56">В</text:span><text:span text:style-name="T55">падение р. Загулла </text:span><text:span text:style-name="T57">в р. Кыртык - </text:span><text:span text:style-name="T52">впадение р. Гитчеесенчи в р. Кыртык</text:span></text:p>
            </table:table-cell>
            <table:table-cell table:style-name="Table7.A2" office:value-type="string">
              <text:p text:style-name="P48">8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5.08</text:p>
            </table:table-cell>
            <table:table-cell table:style-name="Table7.A2" office:value-type="string">
              <text:p text:style-name="P48">3</text:p>
            </table:table-cell>
            <table:table-cell table:style-name="Table7.A2" office:value-type="string">
              <text:p text:style-name="P73"><text:span text:style-name="T53">В</text:span><text:span text:style-name="T52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48">8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6.08</text:p>
            </table:table-cell>
            <table:table-cell table:style-name="Table7.A2" office:value-type="string">
              <text:p text:style-name="P48">4</text:p>
            </table:table-cell>
            <table:table-cell table:style-name="Table7.A2" office:value-type="string">
              <text:p text:style-name="P73"><text:span text:style-name="T53">В</text:span><text:span text:style-name="T52">ерховья р. Субаши под пер. Джикаугенкез – </text:span><text:span text:style-name="T54">пер. Джикаугенкез (1А, 3550м) - </text:span><text:span text:style-name="T52">исток р. Султан-Тары-Су</text:span></text:p>
            </table:table-cell>
            <table:table-cell table:style-name="Table7.A2" office:value-type="string">
              <text:p text:style-name="P48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7.08</text:p>
            </table:table-cell>
            <table:table-cell table:style-name="Table7.A2" office:value-type="string">
              <text:p text:style-name="P48">5</text:p>
            </table:table-cell>
            <table:table-cell table:style-name="Table7.A2" office:value-type="string">
              <text:p text:style-name="P73"><text:span text:style-name="T53">И</text:span><text:span text:style-name="T52">сток р. Султан-Тары-Су – поляна Эммануэля</text:span></text:p>
            </table:table-cell>
            <table:table-cell table:style-name="Table7.A2" office:value-type="string">
              <text:p text:style-name="P48">6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8.08</text:p>
            </table:table-cell>
            <table:table-cell table:style-name="Table7.A2" office:value-type="string">
              <text:p text:style-name="P48">6</text:p>
            </table:table-cell>
            <table:table-cell table:style-name="Table7.A2" office:value-type="string">
              <text:p text:style-name="P74">Поляна Эммануэля – <text:span text:style-name="T72">исток р. Кызылкол под пер. Балк-Баши</text:span></text:p>
            </table:table-cell>
            <table:table-cell table:style-name="Table7.A2" office:value-type="string">
              <text:p text:style-name="P49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09.08</text:p>
            </table:table-cell>
            <table:table-cell table:style-name="Table7.A2" office:value-type="string">
              <text:p text:style-name="P48">7</text:p>
            </table:table-cell>
            <table:table-cell table:style-name="Table7.A2" office:value-type="string">
              <text:p text:style-name="P75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49">6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0.08</text:p>
            </table:table-cell>
            <table:table-cell table:style-name="Table7.A2" office:value-type="string">
              <text:p text:style-name="P48">8</text:p>
            </table:table-cell>
            <table:table-cell table:style-name="Table7.A2" office:value-type="string">
              <text:p text:style-name="P71"><text:span text:style-name="T73">Слияние р. Битюктюбекол и р. Чойтчесу – </text:span><text:span text:style-name="T60">озеро под пер. Кольцевой в дол. р. Чойтчесу</text:span></text:p>
            </table:table-cell>
            <table:table-cell table:style-name="Table7.A2" office:value-type="string">
              <text:p text:style-name="P50">10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1.08</text:p>
            </table:table-cell>
            <table:table-cell table:style-name="Table7.A2" office:value-type="string">
              <text:p text:style-name="P48">9</text:p>
            </table:table-cell>
            <table:table-cell table:style-name="Table7.A2" office:value-type="string">
              <text:p text:style-name="P73"><text:span text:style-name="T67">озеро под пер. Кольцевой в дол. р. Чойтчесу – пер. Кольцевой (1А, 3</text:span><text:span text:style-name="T70">353</text:span><text:span text:style-name="T67">) – пер. Лётчика Машкова (1А, 3500) – </text:span><text:span text:style-name="T69">устье </text:span><text:span text:style-name="T68">левого притока р. Уллу-хурзук под</text:span><text:span text:style-name="T67"> пер. Тешикауш</text:span></text:p>
            </table:table-cell>
            <table:table-cell table:style-name="Table7.A2" office:value-type="string">
              <text:p text:style-name="P52">4.2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2.08</text:p>
            </table:table-cell>
            <table:table-cell table:style-name="Table7.A2" office:value-type="string">
              <text:p text:style-name="P48">10</text:p>
            </table:table-cell>
            <table:table-cell table:style-name="Table7.A2" office:value-type="string">
              <text:p text:style-name="P72"><text:span text:style-name="T63">Устье левого притока </text:span><text:span text:style-name="T61">р. Уллу-хурзук </text:span><text:span text:style-name="T71">–</text:span><text:span text:style-name="T61"> </text:span><text:span text:style-name="T60">пер. Тешикауш </text:span><text:span text:style-name="T61">(1А, 3</text:span><text:span text:style-name="T62">4</text:span><text:span text:style-name="T65">12</text:span><text:span text:style-name="T61">) – </text:span><text:span text:style-name="T64">мост через р. Кубань</text:span><text:span text:style-name="T61"> </text:span><text:span text:style-name="T64">у слияния с р. </text:span><text:span text:style-name="T66">Восточный </text:span><text:span text:style-name="T64">Кичкинекол</text:span></text:p>
            </table:table-cell>
            <table:table-cell table:style-name="Table7.A2" office:value-type="string">
              <text:p text:style-name="P53">12.2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3.08</text:p>
            </table:table-cell>
            <table:table-cell table:style-name="Table7.A2" office:value-type="string">
              <text:p text:style-name="P48">11</text:p>
            </table:table-cell>
            <table:table-cell table:style-name="Table7.A2" office:value-type="string">
              <text:p text:style-name="P78"><text:span text:style-name="T75">Мост через р. Кубань у слияния с р. Восточный Кичкинекол </text:span>–<text:span text:style-name="T75"> </text:span>слияние р. Кубань <text:span text:style-name="T84">с лев. притоком под пер. Хотютау</text:span></text:p>
            </table:table-cell>
            <table:table-cell table:style-name="Table7.A2" office:value-type="string">
              <text:p text:style-name="P51">7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4.08</text:p>
            </table:table-cell>
            <table:table-cell table:style-name="Table7.A2" office:value-type="string">
              <text:p text:style-name="P48">12</text:p>
            </table:table-cell>
            <table:table-cell table:style-name="Table7.A2" office:value-type="string">
              <text:p text:style-name="P78"><text:span text:style-name="T84">С</text:span>лияние р. Кубань <text:span text:style-name="T84">с лев. притоком под пер. Хотютау — пер. Хотютау (1Б) — пер. Эхо Войны (1А)</text:span></text:p>
            </table:table-cell>
            <table:table-cell table:style-name="Table7.A2" office:value-type="string">
              <text:p text:style-name="P54">6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5.08</text:p>
            </table:table-cell>
            <table:table-cell table:style-name="Table7.A2" office:value-type="string">
              <text:p text:style-name="P48">13</text:p>
            </table:table-cell>
            <table:table-cell table:style-name="Table7.A2" office:value-type="string">
              <text:p text:style-name="P78"><text:span text:style-name="T84">П</text:span>ер. Эхо Войны (1А) – <text:span text:style-name="T74">поляна Азау</text:span></text:p>
            </table:table-cell>
            <table:table-cell table:style-name="Table7.A2" office:value-type="string">
              <text:p text:style-name="P54">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2" office:value-type="string">
              <text:p text:style-name="P48">16.08</text:p>
            </table:table-cell>
            <table:table-cell table:style-name="Table7.A2" office:value-type="string">
              <text:p text:style-name="P48">14</text:p>
            </table:table-cell>
            <table:table-cell table:style-name="Table7.A2" office:value-type="string">
              <text:p text:style-name="P79">Поляна Азау – пос. Терскол</text:p>
            </table:table-cell>
            <table:table-cell table:style-name="Table7.A2" office:value-type="string">
              <text:p text:style-name="P54">2.5</text:p>
            </table:table-cell>
            <table:table-cell table:style-name="Table7.E2" office:value-type="string">
              <text:p text:style-name="P48">пешком</text:p>
            </table:table-cell>
          </table:table-row>
          <table:table-row table:style-name="Table7.1">
            <table:table-cell table:style-name="Table7.A16" office:value-type="string">
              <text:p text:style-name="P48">17.08</text:p>
            </table:table-cell>
            <table:table-cell table:style-name="Table7.A16" office:value-type="string">
              <text:p text:style-name="P48">15</text:p>
            </table:table-cell>
            <table:table-cell table:style-name="Table7.A16" office:value-type="string">
              <text:p text:style-name="P76">День запаса</text:p>
            </table:table-cell>
            <table:table-cell table:style-name="Table7.A16" office:value-type="string">
              <text:p text:style-name="P54">0</text:p>
            </table:table-cell>
            <table:table-cell table:style-name="Table7.E16" office:value-type="string">
              <text:p text:style-name="P48">пешком</text:p>
            </table:table-cell>
          </table:table-row>
        </table:table>
        <text:p text:style-name="P126"><text:span text:style-name="T14">Итого акт</text:span><text:span text:style-name="T12">ивными способами передвижения: </text:span><text:span text:style-name="T15">101.4 км</text:span></text:p>
        <text:p text:style-name="P26">8. Ходатайство МКК</text:p>
        <text:p text:style-name="P162">Председателю МКК ______________________________________</text:p>
        <text:p text:style-name="P163">(наименование вышестоящей МКК)</text:p>
        <text:p text:style-name="P162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30">Предварительное рассмотрение произведено нашей комиссией «___»_____________ 20___ г.</text:p>
        <text:p text:style-name="P155">Председатель МКК ______________ (_______________)</text:p>
        <text:p text:style-name="P156">( подпись )<text:tab/><text:tab/><text:tab/><text:tab/> (Фамилия И.,О.)</text:p>
        <text:p text:style-name="P96">Штамп МКК</text:p>
        <text:p text:style-name="P41"><text:span text:style-name="T5">9. Результаты рассмотрения в </text:span><text:span text:style-name="T6">МКК</text:span></text:p>
        <text:p text:style-name="P149">Маршрутно-квалификационная комиссия ___________________</text:p>
        <text:p text:style-name="P38">__________________________________________________________</text:p>
        <text:p text:style-name="P38">в составе <text:s/>_________________________________________________</text:p>
        <text:p text:style-name="P38">__________________________________________________________</text:p>
        <text:p text:style-name="P38">с участием ________________________________________________</text:p>
        <text:p text:style-name="P99">рассмотрев материалы заявленного похода группы под руководством ____________________ считает, что (ненужное зачеркнуть):</text:p>
        <text:list xml:id="list2574620188647878122" text:style-name="WWNum2">
          <text:list-item>
            <text:p text:style-name="P189">Маршрут соответствует (не соответствует) заявленной категории сложности.</text:p>
          </text:list-item>
          <text:list-item>
            <text:p text:style-name="P189">Туристский опыт руководителя группы соответствует (не соответствует) технической сложности маршрута.</text:p>
          </text:list-item>
          <text:list-item>
            <text:p text:style-name="P189">Туристский опыт участников группы соответствует (не соответствует) технической сложности маршрута.</text:p>
          </text:list-item>
          <text:list-item>
            <text:p text:style-name="P172">Заявочные материалы отвечают (не отвечают) установленным требованиям.</text:p>
          </text:list-item>
        </text:list>
        <text:p text:style-name="P142">7. Материальное обеспечение группы</text:p>
        <text:p text:style-name="P132">Необходимый набор продуктов питания имеется.</text:p>
        <text:p text:style-name="P132">Общественное и личное снаряжение в достаточном количестве имеется.</text:p>
        <text:p text:style-name="P132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15">Групповое</text:p>
            </table:table-cell>
            <table:covered-table-cell/>
            <table:table-cell table:style-name="Table4.A1" table:number-columns-spanned="2" office:value-type="string">
              <text:p text:style-name="P115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16">Наименование</text:p>
            </table:table-cell>
            <table:table-cell table:style-name="Table4.A1" office:value-type="string">
              <text:p text:style-name="P116">Количество</text:p>
            </table:table-cell>
            <table:table-cell table:style-name="Table4.A1" office:value-type="string">
              <text:p text:style-name="P116">Наименование</text:p>
            </table:table-cell>
            <table:table-cell table:style-name="Table4.A1" office:value-type="string">
              <text:p text:style-name="P116">Количество</text:p>
            </table:table-cell>
          </table:table-row>
          <table:table-row table:style-name="Table4.3">
            <table:table-cell table:style-name="Table4.A1" office:value-type="string">
              <text:p text:style-name="P105">Верёвка 50м (10мм <text:span text:style-name="T85">single</text:span>)</text:p>
            </table:table-cell>
            <table:table-cell table:style-name="Table4.A1" office:value-type="string">
              <text:p text:style-name="P118">1 бухта</text:p>
            </table:table-cell>
            <table:table-cell table:style-name="Table4.A1" office:value-type="string">
              <text:p text:style-name="P105">Каска</text:p>
            </table:table-cell>
            <table:table-cell table:style-name="Table4.A1" office:value-type="string">
              <text:p text:style-name="P106">1</text:p>
            </table:table-cell>
          </table:table-row>
          <table:table-row table:style-name="Table4.4">
            <table:table-cell table:style-name="Table4.A1" office:value-type="string">
              <text:p text:style-name="P119">Верёвка 50м (9мм single)</text:p>
            </table:table-cell>
            <table:table-cell table:style-name="Table4.A1" office:value-type="string">
              <text:p text:style-name="P118">1 бухта</text:p>
            </table:table-cell>
            <table:table-cell table:style-name="Table4.A1" office:value-type="string">
              <text:p text:style-name="P105">Ледоруб</text:p>
            </table:table-cell>
            <table:table-cell table:style-name="Table4.A1" office:value-type="string">
              <text:p text:style-name="P106">1</text:p>
            </table:table-cell>
          </table:table-row>
          <table:table-row table:style-name="Table4.4">
            <table:table-cell table:style-name="Table4.A1" office:value-type="string">
              <text:p text:style-name="P108">Верёвка расходная (7мм)</text:p>
            </table:table-cell>
            <table:table-cell table:style-name="Table4.A1" office:value-type="string">
              <text:p text:style-name="P107"><text:span text:style-name="T85">3x7</text:span>м</text:p>
            </table:table-cell>
            <table:table-cell table:style-name="Table4.A1" office:value-type="string">
              <text:p text:style-name="P105">Треккинговые палки</text:p>
            </table:table-cell>
            <table:table-cell table:style-name="Table4.A1" office:value-type="string">
              <text:p text:style-name="P106">комплект</text:p>
            </table:table-cell>
          </table:table-row>
          <table:table-row table:style-name="Table4.3">
            <table:table-cell table:style-name="Table4.A1" office:value-type="string">
              <text:p text:style-name="P108">Кошки</text:p>
            </table:table-cell>
            <table:table-cell table:style-name="Table4.A1" office:value-type="string">
              <text:p text:style-name="P107">3 пары</text:p>
            </table:table-cell>
            <table:table-cell table:style-name="Table4.A1" office:value-type="string">
              <text:p text:style-name="P105">Очки солнцезащитные</text:p>
            </table:table-cell>
            <table:table-cell table:style-name="Table4.A1" office:value-type="string">
              <text:p text:style-name="P106">1</text:p>
            </table:table-cell>
          </table:table-row>
          <table:table-row table:style-name="Table4.4">
            <table:table-cell table:style-name="Table4.A1" office:value-type="string">
              <text:p text:style-name="P108"/>
            </table:table-cell>
            <table:table-cell table:style-name="Table4.A1" office:value-type="string">
              <text:p text:style-name="P107"/>
            </table:table-cell>
            <table:table-cell table:style-name="Table4.A1" office:value-type="string">
              <text:p text:style-name="P119">Гамаши</text:p>
            </table:table-cell>
            <table:table-cell table:style-name="Table4.A1" office:value-type="string">
              <text:p text:style-name="P118">1</text:p>
            </table:table-cell>
          </table:table-row>
          <table:table-row table:style-name="Table4.4">
            <table:table-cell table:style-name="Table4.A1" office:value-type="string">
              <text:p text:style-name="P90"/>
            </table:table-cell>
            <table:table-cell table:style-name="Table4.A1" office:value-type="string">
              <text:p text:style-name="P93"/>
            </table:table-cell>
            <table:table-cell table:style-name="Table4.A1" office:value-type="string">
              <text:p text:style-name="P90"/>
            </table:table-cell>
            <table:table-cell table:style-name="Table4.A1" office:value-type="string">
              <text:p text:style-name="P93"/>
            </table:table-cell>
          </table:table-row>
          <table:table-row table:style-name="Table4.4">
            <table:table-cell table:style-name="Table4.A1" office:value-type="string">
              <text:p text:style-name="P90"/>
            </table:table-cell>
            <table:table-cell table:style-name="Table4.A1" office:value-type="string">
              <text:p text:style-name="P93"/>
            </table:table-cell>
            <table:table-cell table:style-name="Table4.A1" office:value-type="string">
              <text:p text:style-name="P90"/>
            </table:table-cell>
            <table:table-cell table:style-name="Table4.A1" office:value-type="string">
              <text:p text:style-name="P93"/>
            </table:table-cell>
          </table:table-row>
        </table:table>
        <text:p text:style-name="P87"/>
        <text:p text:style-name="P132">Необходимый ремонтный набор имеется.</text:p>
        <text:p text:style-name="P132">Необходимый набор медицинской аптечки имеется.</text:p>
        <text:p text:style-name="P132">Весовые характеристики груза, взятого на маршрут:</text:p>
        <text:p text:style-name="P87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15">Наименование</text:p>
            </table:table-cell>
            <table:table-cell table:style-name="Table5.A1" office:value-type="string">
              <text:p text:style-name="P115">На 1 человека</text:p>
            </table:table-cell>
            <table:table-cell table:style-name="Table5.A1" office:value-type="string">
              <text:p text:style-name="P115">На группу в <text:span text:style-name="T85">10</text:span> чел.</text:p>
            </table:table-cell>
          </table:table-row>
          <table:table-row table:style-name="Table5.2">
            <table:table-cell table:style-name="Table5.A1" office:value-type="string">
              <text:p text:style-name="P114">Продукты(всего/в день) </text:p>
            </table:table-cell>
            <table:table-cell table:style-name="Table5.A1" office:value-type="string">
              <text:p text:style-name="P102">9300 г / 620 г</text:p>
            </table:table-cell>
            <table:table-cell table:style-name="Table5.A1" office:value-type="string">
              <text:p text:style-name="P102">93 кг / 6200 г</text:p>
            </table:table-cell>
          </table:table-row>
          <table:table-row table:style-name="Table5.3">
            <table:table-cell table:style-name="Table5.A1" office:value-type="string">
              <text:p text:style-name="P114">Групповое снаряжение</text:p>
            </table:table-cell>
            <table:table-cell table:style-name="Table5.A1" office:value-type="string">
              <text:p text:style-name="P102">4800 г</text:p>
            </table:table-cell>
            <table:table-cell table:style-name="Table5.A1" office:value-type="string">
              <text:p text:style-name="P102">38 кг</text:p>
            </table:table-cell>
          </table:table-row>
          <table:table-row table:style-name="Table5.2">
            <table:table-cell table:style-name="Table5.A1" office:value-type="string">
              <text:p text:style-name="P114">Личное снаряжение</text:p>
            </table:table-cell>
            <table:table-cell table:style-name="Table5.A1" office:value-type="string">
              <text:p text:style-name="P102">14500 г</text:p>
            </table:table-cell>
            <table:table-cell table:style-name="Table5.A1" office:value-type="string">
              <text:p text:style-name="P102">145 кг</text:p>
            </table:table-cell>
          </table:table-row>
          <table:table-row table:style-name="Table5.3">
            <table:table-cell table:style-name="Table5.A1" office:value-type="string">
              <text:p text:style-name="P114">Всего:</text:p>
            </table:table-cell>
            <table:table-cell table:style-name="Table5.A1" office:value-type="string">
              <text:p text:style-name="P97"/>
            </table:table-cell>
            <table:table-cell table:style-name="Table5.A1" office:value-type="string">
              <text:p text:style-name="P97"/>
            </table:table-cell>
          </table:table-row>
        </table:table>
        <text:p text:style-name="P138"/>
        <text:p text:style-name="P158">Максимальная нагрузка на одного <text:tab/>мужчину<text:tab/>___<text:span text:style-name="T85">26.8</text:span>___ кг.</text:p>
        <text:p text:style-name="P157">Женщину<text:tab/>___<text:span text:style-name="T85">20.7 </text:span>__ кг.</text:p>
        <text:p text:style-name="P138"/>
        <text:p text:style-name="P140">Сведения, изложенные в разделах 1- 7 подтверждаю.</text:p>
        <text:p text:style-name="P87"/>
        <text:p text:style-name="P139"><text:span text:style-name="T1">Руководитель похода __________ ( </text:span><text:span text:style-name="T4">Вельтищев М. Н. </text:span><text:span text:style-name="T1">)</text:span></text:p>
        <text:p text:style-name="P87"/>
        <text:p text:style-name="P95"><text:span text:style-name="T1">«___»__________ 20___ г.<text:tab/><text:tab/><text:tab/></text:span><text:span text:style-name="T18">( подпись )</text:span><text:span text:style-name="T1"><text:tab/><text:tab/><text:tab/></text:span><text:span text:style-name="T18">( Фамилия. И., О. )</text:span></text:p>
        <text:p text:style-name="P95"><text:span text:style-name="T8">3.2</text:span><text:span text:style-name="T5">. План похода(согласованный с МКК)</text:span><text:span text:style-name="T25"><text:note text:id="ftn5" text:note-class="footnote"><text:note-citation text:label=""></text:note-citation><text:note-body><text:p text:style-name="P196"><text:span text:style-name="footnote_20_reference"><text:span text:style-name="T22"></text:span></text:span><text:span text:style-name="T26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16">Даты</text:p>
            </table:table-cell>
            <table:table-cell table:style-name="Table6.B1" office:value-type="string">
              <text:p text:style-name="P116">Дни пути</text:p>
            </table:table-cell>
            <table:table-cell table:style-name="Table6.B1" office:value-type="string">
              <text:p text:style-name="P116">Участки маршрута</text:p>
            </table:table-cell>
            <table:table-cell table:style-name="Table6.B1" office:value-type="string">
              <text:p text:style-name="P116">Км</text:p>
            </table:table-cell>
            <table:table-cell table:style-name="Table6.E1" office:value-type="string">
              <text:p text:style-name="P124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92"/>
              <text:p text:style-name="P92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2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4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2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4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2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3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2">
            <table:table-cell table:style-name="Table6.A2" office:value-type="string">
              <text:p text:style-name="P93"/>
            </table:table-cell>
            <table:table-cell table:style-name="Table6.B2" office:value-type="string">
              <text:p text:style-name="P93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82"/>
            </table:table-cell>
            <table:table-cell table:style-name="Table6.E2" office:value-type="string">
              <text:p text:style-name="P82"/>
            </table:table-cell>
          </table:table-row>
        </table:table>
        <text:p text:style-name="P164">Итого активными способами передвижения:</text:p>
        <text:p text:style-name="P164"/>
        <text:p text:style-name="P168">3.3. График движения по запасному варианту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17">Даты</text:p>
            </table:table-cell>
            <table:table-cell table:style-name="Table3.B1" office:value-type="string">
              <text:p text:style-name="P117">Дни пути</text:p>
            </table:table-cell>
            <table:table-cell table:style-name="Table3.B1" office:value-type="string">
              <text:p text:style-name="P117">Участки маршрута</text:p>
            </table:table-cell>
            <table:table-cell table:style-name="Table3.B1" office:value-type="string">
              <text:p text:style-name="P117">Км</text:p>
            </table:table-cell>
            <table:table-cell table:style-name="Table3.E1" office:value-type="string">
              <text:p text:style-name="P125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83"/>
            </table:table-cell>
            <table:table-cell table:style-name="Table3.B2" office:value-type="string">
              <text:p text:style-name="P183"/>
            </table:table-cell>
            <table:table-cell table:style-name="Table3.B1" office:value-type="string">
              <text:p text:style-name="P169"><text:span text:style-name="T32">План Б</text:span><text:span text:style-name="T33">1</text:span><text:span text:style-name="T32"> </text:span><text:span text:style-name="T33">(аварийный)</text:span></text:p>
            </table:table-cell>
            <table:table-cell table:style-name="Table3.B2" office:value-type="string">
              <text:p text:style-name="P94"/>
            </table:table-cell>
            <table:table-cell table:style-name="Table3.E2" office:value-type="string">
              <text:p text:style-name="P191"/>
            </table:table-cell>
          </table:table-row>
          <table:table-row table:style-name="Table3.2">
            <table:table-cell table:style-name="Table3.A2" office:value-type="string">
              <text:p text:style-name="P183">13.08</text:p>
            </table:table-cell>
            <table:table-cell table:style-name="Table3.B2" office:value-type="string">
              <text:p text:style-name="P183">11</text:p>
            </table:table-cell>
            <table:table-cell table:style-name="Table3.B1" office:value-type="string">
              <text:p text:style-name="P171"><text:span text:style-name="T58">Слияние с притоком р. Уллу-хурзук Уллухурзукский — пос Хурзук </text:span><text:span text:style-name="T59">(место выброски с маршрута)</text:span></text:p>
            </table:table-cell>
            <table:table-cell table:style-name="Table3.B2" office:value-type="string">
              <text:p text:style-name="P183">11</text:p>
            </table:table-cell>
            <table:table-cell table:style-name="Table3.E2" office:value-type="string">
              <text:p text:style-name="P191">Пешком</text:p>
            </table:table-cell>
          </table:table-row>
          <table:table-row table:style-name="Table3.4">
            <table:table-cell table:style-name="Table3.A2" office:value-type="string">
              <text:p text:style-name="P183"/>
            </table:table-cell>
            <table:table-cell table:style-name="Table3.B2" office:value-type="string">
              <text:p text:style-name="P183"/>
            </table:table-cell>
            <table:table-cell table:style-name="Table3.B1" office:value-type="string">
              <text:p text:style-name="P169"><text:span text:style-name="T32">План Б2</text:span></text:p>
            </table:table-cell>
            <table:table-cell table:style-name="Table3.B2" office:value-type="string">
              <text:p text:style-name="P94"/>
            </table:table-cell>
            <table:table-cell table:style-name="Table3.E2" office:value-type="string">
              <text:p text:style-name="P191"/>
            </table:table-cell>
          </table:table-row>
          <table:table-row table:style-name="Table3.2">
            <table:table-cell table:style-name="Table3.A2" office:value-type="string">
              <text:p text:style-name="P184">14.08</text:p>
            </table:table-cell>
            <table:table-cell table:style-name="Table3.B2" office:value-type="string">
              <text:p text:style-name="P94"/>
            </table:table-cell>
            <table:table-cell table:style-name="Table3.B1" office:value-type="string">
              <text:p text:style-name="P169"><text:span text:style-name="T88">Подход под пер. Хотютау — пер. Хотютау (1Б) — оз. Эльбрусское</text:span></text:p>
            </table:table-cell>
            <table:table-cell table:style-name="Table3.B2" office:value-type="string">
              <text:p text:style-name="P184">6.5</text:p>
            </table:table-cell>
            <table:table-cell table:style-name="Table3.E2" office:value-type="string">
              <text:p text:style-name="P192">пешком</text:p>
            </table:table-cell>
          </table:table-row>
          <table:table-row table:style-name="Table3.4">
            <table:table-cell table:style-name="Table3.A2" office:value-type="string">
              <text:p text:style-name="P184">15.08</text:p>
            </table:table-cell>
            <table:table-cell table:style-name="Table3.B2" office:value-type="string">
              <text:p text:style-name="P94"/>
            </table:table-cell>
            <table:table-cell table:style-name="Table3.B1" office:value-type="string">
              <text:p text:style-name="P170">оз. Эльбрусское — станция Кругозор <text:s/><text:span text:style-name="T89">(далее до поляны Азау и спуск в пос. Терскол)</text:span></text:p>
            </table:table-cell>
            <table:table-cell table:style-name="Table3.B2" office:value-type="string">
              <text:p text:style-name="P185">4.5</text:p>
            </table:table-cell>
            <table:table-cell table:style-name="Table3.E2" office:value-type="string">
              <text:p text:style-name="P192">Пешком</text:p>
            </table:table-cell>
          </table:table-row>
          <table:table-row table:style-name="Table3.2">
            <table:table-cell table:style-name="Table3.A2" office:value-type="string">
              <text:p text:style-name="P94"/>
            </table:table-cell>
            <table:table-cell table:style-name="Table3.B2" office:value-type="string">
              <text:p text:style-name="P94"/>
            </table:table-cell>
            <table:table-cell table:style-name="Table3.B1" office:value-type="string">
              <text:p text:style-name="P7"/>
              <text:p text:style-name="P7"/>
            </table:table-cell>
            <table:table-cell table:style-name="Table3.B2" office:value-type="string">
              <text:p text:style-name="P94"/>
            </table:table-cell>
            <table:table-cell table:style-name="Table3.E2" office:value-type="string">
              <text:p text:style-name="P123"/>
            </table:table-cell>
          </table:table-row>
          <table:table-row table:style-name="Table3.2">
            <table:table-cell table:style-name="Table3.A2" office:value-type="string">
              <text:p text:style-name="P94"/>
            </table:table-cell>
            <table:table-cell table:style-name="Table3.B2" office:value-type="string">
              <text:p text:style-name="P94"/>
            </table:table-cell>
            <table:table-cell table:style-name="Table3.B1" office:value-type="string">
              <text:p text:style-name="P7"/>
              <text:p text:style-name="P7"/>
            </table:table-cell>
            <table:table-cell table:style-name="Table3.B2" office:value-type="string">
              <text:p text:style-name="P83"/>
            </table:table-cell>
            <table:table-cell table:style-name="Table3.E2" office:value-type="string">
              <text:p text:style-name="P83"/>
            </table:table-cell>
          </table:table-row>
        </table:table>
        <text:p text:style-name="P165"/>
        <text:p text:style-name="P84"><text:span text:style-name="T86">4</text:span>. Схема маршрута<text:span text:style-name="T21"><text:note text:id="ftn6" text:note-class="footnote"><text:note-citation text:label=""></text:note-citation><text:note-body><text:p text:style-name="P197"><text:span text:style-name="footnote_20_reference"><text:span text:style-name="T22"></text:span></text:span><text:span text:style-name="T26"> Для маршрутов </text:span><text:span text:style-name="T27">I</text:span><text:span text:style-name="T26"> – </text:span><text:span text:style-name="T27">III</text:span><text:span text:style-name="T26"> категорий сложности дается схема, а для маршрутов </text:span><text:span text:style-name="T27">IV</text:span><text:span text:style-name="T26"> – </text:span><text:span text:style-name="T27">VI</text:span><text:span text:style-name="T26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04"/>
        <text:p text:style-name="P28"><text:span text:style-name="T8">5</text:span><text:span text:style-name="T5">. Сложные участки маршрута и способы их преодоления</text:span><text:span text:style-name="T25"><text:note text:id="ftn7" text:note-class="footnote"><text:note-citation text:label=""></text:note-citation><text:note-body><text:p text:style-name="P198"><text:span text:style-name="footnote_20_reference"><text:span text:style-name="T22"></text:span></text:span><text:span text:style-name="T26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73"/>
        <text:p text:style-name="P174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82"><text:span text:style-name="T37">1. Пер. Джикаугенкез (1А, 3550 м)</text:span><text:span text:style-name="T92">. Тропа по мелко-осыпным или конгломератным склонам до 20 градусов. Открытый ледник, зачехлённый ледник с возможными ледовыми разломами (см. отчёт А.Мурановой 2018 г).</text:span></text:p>
        <text:p text:style-name="P178"><text:span text:style-name="T29">2. Брод р. Кызылкол</text:span>: по колено.</text:p>
        <text:p text:style-name="P178"><text:span text:style-name="T29">3. пер. Балк-Баши</text:span> (1А, 3690 м). Травянисто-каменистый склон до 25 градусов, тропа. Мелкая и средня осыпь.</text:p>
        <text:p text:style-name="P178"><text:span text:style-name="T29">4. Пер. </text:span><text:span text:style-name="T34">Кольцевой (1А, 3353 м)+ пер. </text:span><text:span text:style-name="T29">Лётчика Машкова (1А, 3</text:span><text:span text:style-name="T34">500 </text:span><text:span text:style-name="T29">м)</text:span>. <text:span text:style-name="T90">На подъём - с</text:span>лежавшаяся крупная осыпь до 20 градусов с тропой. <text:span text:style-name="T90">На траверсе — средне-крупная осыпь. На спуск - подвижная мелкая осыпь до 30 градусов, травянистые склоны до 30 градусов.</text:span></text:p>
        <text:p text:style-name="P179"><text:span text:style-name="T29">5. Пер. Тешикауш (Куршоу Нижний) (1А, 3412 м).</text:span> Живые крупноблочные осыпи, крутые травянистые склоны. <text:span text:style-name="T91">Рекомендуется прохождение в хорошую погоду (см. отчёт В. Прудкогляда 2018 г).</text:span></text:p>
        <text:p text:style-name="P180"><text:span text:style-name="T34">6</text:span><text:span text:style-name="T36">а</text:span><text:span text:style-name="T34">. </text:span><text:span text:style-name="T35">Пер. Хотютау (3546 м) + пер. Эхо Войны (3349 м) (1А)</text:span><text:span text:style-name="T86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</text:span></text:p>
        <text:p text:style-name="P181"><text:span text:style-name="T29">6б. Пер Хотютау (3546 м) (1Б)</text:span> в случае выхода к оз. Эльбрусское. Классическая 1Б, на лед. Бол. Азау возможен «лабиринт» из трещин и промоин <text:span text:style-name="T94">(см. отчёт Е. Зеленцовой 2017 г.)</text:span></text:p>
        <text:h text:style-name="Heading_20_1" text:outline-level="1">6. Аварийные выходы с маршрута</text:h>
        <text:p text:style-name="P175"><text:span text:style-name="T29">0. </text:span>Возвращение в пос. Баксан (при нахождении на маршруте до пер. Джикаугенкез).</text:p>
        <text:p text:style-name="P175"><text:span text:style-name="T29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76"><text:span text:style-name="T29">2. </text:span>Спуск в <text:span text:style-name="T93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77"><text:span text:style-name="T29">3. </text:span>В случае сложностей с траверсом пер. Хотютау - пер. Эхо Войны можно применить план Б2 и выход через оз. Эльбрусское (технически незначительно сложнее в это время года, т. к. ледники открытые, несмотря на сложность 1Б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492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37</meta:editing-cycles>
    <meta:print-date>2000-06-05T17:45:00</meta:print-date>
    <meta:creation-date>2018-06-19T18:47:00</meta:creation-date>
    <dc:date>2019-07-18T13:14:01.763553122</dc:date>
    <meta:editing-duration>PT11H47M12S</meta:editing-duration>
    <meta:generator>LibreOffice/5.1.6.2$Linux_X86_64 LibreOffice_project/10m0$Build-2</meta:generator>
    <meta:document-statistic meta:table-count="7" meta:image-count="0" meta:object-count="0" meta:page-count="7" meta:paragraph-count="357" meta:word-count="1834" meta:character-count="14053" meta:non-whitespace-character-count="12411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